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Pictures/1000000000000556000003001AC44B9E06B12FC2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0.055cm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1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02cm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27cm"/>
    </style:style>
    <style:style style:name="gr18" style:family="graphic" style:parent-style-name="standard">
      <style:graphic-properties draw:stroke="none" svg:stroke-color="#999999" draw:fill="none" fo:min-height="9.72cm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27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927cm"/>
    </style:style>
    <style:style style:name="gr22" style:family="graphic" style:parent-style-name="standard">
      <style:graphic-properties draw:stroke="none" svg:stroke-color="#999999" draw:fill="none" fo:min-height="1.782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829cm"/>
    </style:style>
    <style:style style:name="pr1" style:family="presentation" style:parent-style-name="bebo_5f_minimal-title">
      <style:graphic-properties draw:auto-grow-height="true" fo:min-height="2.286cm"/>
    </style:style>
    <style:style style:name="pr2" style:family="presentation" style:parent-style-name="bebo_5f_minimal-subtitle">
      <style:graphic-properties draw:fill-color="#ffffff" fo:min-height="3.51cm"/>
    </style:style>
    <style:style style:name="pr3" style:family="presentation" style:parent-style-name="bebo_5f_minimal-subtitle">
      <style:graphic-properties draw:fill-color="#ffffff" fo:min-height="5.957cm"/>
    </style:style>
    <style:style style:name="pr4" style:family="presentation" style:parent-style-name="bebo_5f_minimal-notes">
      <style:graphic-properties draw:fill-color="#ffffff" draw:auto-grow-height="true" fo:min-height="12.572cm"/>
    </style:style>
    <style:style style:name="pr5" style:family="presentation" style:parent-style-name="bebo_5f_minimal-title" style:list-style-name="L5">
      <style:graphic-properties fo:min-height="2.465cm"/>
    </style:style>
    <style:style style:name="pr6" style:family="presentation" style:parent-style-name="bebo_5f_minimal-outline1">
      <style:graphic-properties fo:min-height="11.929cm"/>
    </style:style>
    <style:style style:name="pr7" style:family="presentation" style:parent-style-name="bebo_5f_minimal-notes">
      <style:graphic-properties draw:fill-color="#ffffff" draw:textarea-vertical-align="top" draw:auto-grow-height="true" fo:min-height="12.572cm"/>
    </style:style>
    <style:style style:name="pr8" style:family="presentation" style:parent-style-name="bebo_5f_minimal-title" style:list-style-name="L5">
      <style:graphic-properties fo:min-height="2.465cm"/>
    </style:style>
    <style:style style:name="pr9" style:family="presentation" style:parent-style-name="bebo_5f_minimal-title" style:list-style-name="L5">
      <style:graphic-properties fo:min-height="2.465cm"/>
    </style:style>
    <style:style style:name="pr10" style:family="presentation" style:parent-style-name="bebo_5f_minimal-title" style:list-style-name="L5">
      <style:graphic-properties fo:min-height="2.465cm"/>
    </style:style>
    <style:style style:name="pr11" style:family="presentation" style:parent-style-name="bebo_5f_minimal-title" style:list-style-name="L5">
      <style:graphic-properties fo:min-height="2.465cm"/>
    </style:style>
    <style:style style:name="pr12" style:family="presentation" style:parent-style-name="bebo_5f_minimal-title" style:list-style-name="L5">
      <style:graphic-properties fo:min-height="2.465cm"/>
    </style:style>
    <style:style style:name="pr13" style:family="presentation" style:parent-style-name="bebo_5f_minimal-title" style:list-style-name="L5">
      <style:graphic-properties fo:min-height="2.465cm"/>
    </style:style>
    <style:style style:name="pr14" style:family="presentation" style:parent-style-name="bebo_5f_minimal-title" style:list-style-name="L5">
      <style:graphic-properties fo:min-height="2.465cm"/>
    </style:style>
    <style:style style:name="pr15" style:family="presentation" style:parent-style-name="bebo_5f_minimal-title" style:list-style-name="L5">
      <style:graphic-properties fo:min-height="2.465cm"/>
    </style:style>
    <style:style style:name="pr16" style:family="presentation" style:parent-style-name="bebo_5f_minimal-title" style:list-style-name="L5">
      <style:graphic-properties fo:min-height="2.465cm"/>
    </style:style>
    <style:style style:name="pr17" style:family="presentation" style:parent-style-name="bebo_5f_minimal-title" style:list-style-name="L5">
      <style:graphic-properties fo:min-height="2.465cm"/>
    </style:style>
    <style:style style:name="pr18" style:family="presentation" style:parent-style-name="bebo_5f_minimal-title" style:list-style-name="L5">
      <style:graphic-properties fo:min-height="2.465cm"/>
    </style:style>
    <style:style style:name="pr19" style:family="presentation" style:parent-style-name="bebo_5f_minimal-title" style:list-style-name="L5">
      <style:graphic-properties fo:min-height="2.465cm"/>
    </style:style>
    <style:style style:name="pr20" style:family="presentation" style:parent-style-name="bebo_5f_minimal-title" style:list-style-name="L5">
      <style:graphic-properties fo:min-height="2.465cm"/>
    </style:style>
    <style:style style:name="pr21" style:family="presentation" style:parent-style-name="bebo_5f_minimal-title" style:list-style-name="L5">
      <style:graphic-properties fo:min-height="2.465cm"/>
    </style:style>
    <style:style style:name="pr22" style:family="presentation" style:parent-style-name="bebo_5f_minimal-title" style:list-style-name="L5">
      <style:graphic-properties fo:min-height="2.465cm"/>
    </style:style>
    <style:style style:name="pr23" style:family="presentation" style:parent-style-name="bebo_5f_minimal-title" style:list-style-name="L5">
      <style:graphic-properties fo:min-height="2.465cm"/>
    </style:style>
    <style:style style:name="pr24" style:family="presentation" style:parent-style-name="bebo_5f_minimal-title" style:list-style-name="L5">
      <style:graphic-properties fo:min-height="2.465cm"/>
    </style:style>
    <style:style style:name="pr25" style:family="presentation" style:parent-style-name="bebo_5f_minimal-title" style:list-style-name="L5">
      <style:graphic-properties fo:min-height="2.465cm"/>
    </style:style>
    <style:style style:name="co1" style:family="table-column">
      <style:table-column-properties style:column-width="6.063cm" style:use-optimal-column-width="false"/>
    </style:style>
    <style:style style:name="co2" style:family="table-column">
      <style:table-column-properties style:column-width="6.128cm" style:use-optimal-column-width="false"/>
    </style:style>
    <style:style style:name="co3" style:family="table-column">
      <style:table-column-properties style:column-width="5.998cm" style:use-optimal-column-width="false"/>
    </style:style>
    <style:style style:name="co4" style:family="table-column">
      <style:table-column-properties style:column-width="6.064cm" style:use-optimal-column-width="false"/>
    </style:style>
    <style:style style:name="ro1" style:family="table-row">
      <style:table-row-properties style:row-height="1.74cm"/>
    </style:style>
    <style:style style:name="ce1" style:family="table-cell">
      <loext:graphic-properties draw:textarea-vertical-align="middle"/>
      <style:paragraph-properties fo:margin-top="0cm" fo:margin-bottom="0.864cm" fo:text-align="center"/>
      <style:text-properties style:font-name="Liberation Sans" fo:font-size="18pt" style:letter-kerning="true" style:font-name-asian="Source Han Sans CN Regular" style:font-size-asian="18pt" style:font-name-complex="Lohit Devanagari" style:font-size-complex="18pt"/>
    </style:style>
    <style:style style:name="ce2" style:family="table-cell">
      <loext:graphic-properties draw:textarea-vertical-align="middle"/>
      <style:paragraph-properties fo:margin-top="0cm" fo:margin-bottom="0.864cm" fo:text-align="center"/>
    </style:style>
    <style:style style:name="ce3" style:family="table-cell">
      <loext:graphic-properties draw:textarea-vertical-align="middle"/>
      <style:paragraph-properties fo:margin-top="0cm" fo:margin-bottom="1.067cm" fo:text-align="center"/>
    </style:style>
    <style:style style:name="ce4" style:family="table-cell">
      <loext:graphic-properties draw:textarea-vertical-align="middle"/>
      <style:paragraph-properties fo:margin-top="0cm" fo:margin-bottom="1.067cm" fo:text-align="center"/>
      <style:text-properties fo:font-style="italic" style:font-style-asian="italic" style:font-style-complex="italic"/>
    </style:style>
    <style:style style:name="P1" style:family="paragraph">
      <style:text-properties fo:font-size="44pt"/>
    </style:style>
    <style:style style:name="P2" style:family="paragraph">
      <style:paragraph-properties fo:margin-top="0.254cm" fo:margin-bottom="0cm"/>
    </style:style>
    <style:style style:name="P3" style:family="paragraph">
      <loext:graphic-properties draw:fill-color="#ffffff"/>
      <style:paragraph-properties fo:margin-top="0.254cm" fo:margin-bottom="0cm"/>
    </style:style>
    <style:style style:name="P4" style:family="paragraph">
      <style:paragraph-properties fo:margin-top="0cm" fo:margin-bottom="0cm" fo:text-align="start"/>
    </style:style>
    <style:style style:name="P5" style:family="paragraph">
      <loext:graphic-properties draw:fill-color="#ffffff"/>
      <style:paragraph-properties fo:margin-top="0cm" fo:margin-bottom="0cm" fo:text-align="start"/>
      <style:text-properties fo:font-size="18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</style:style>
    <style:style style:name="P9" style:family="paragraph">
      <style:paragraph-properties fo:text-align="start"/>
    </style:style>
    <style:style style:name="P10" style:family="paragraph">
      <style:paragraph-properties fo:text-align="start"/>
      <style:text-properties fo:font-size="36pt"/>
    </style:style>
    <style:style style:name="P11" style:family="paragraph">
      <style:paragraph-properties fo:margin-top="0.61cm" fo:margin-bottom="0cm" fo:text-align="start"/>
    </style:style>
    <style:style style:name="P12" style:family="paragraph">
      <style:paragraph-properties fo:margin-top="0.61cm" fo:margin-bottom="0cm"/>
    </style:style>
    <style:style style:name="P13" style:family="paragraph">
      <style:paragraph-properties fo:margin-top="0.61cm" fo:margin-bottom="0cm" fo:text-align="center"/>
    </style:style>
    <style:style style:name="P14" style:family="paragraph">
      <style:paragraph-properties fo:margin-top="0.61cm" fo:margin-bottom="0cm" fo:text-align="start"/>
      <style:text-properties fo:font-size="26pt" style:font-size-asian="26pt" style:font-size-complex="26pt"/>
    </style:style>
    <style:style style:name="P15" style:family="paragraph">
      <style:paragraph-properties fo:margin-left="0cm" fo:margin-right="0cm" fo:text-indent="0cm"/>
    </style:style>
    <style:style style:name="P16" style:family="paragraph">
      <style:paragraph-properties fo:margin-left="0cm" fo:margin-right="0cm" fo:margin-top="0cm" fo:margin-bottom="0cm" fo:line-height="115%" fo:text-indent="0cm"/>
    </style:style>
    <style:style style:name="P17" style:family="paragraph">
      <loext:graphic-properties draw:fill="none" draw:fill-color="#ffffff"/>
      <style:paragraph-properties fo:margin-left="0cm" fo:margin-right="0cm" fo:line-height="115%" fo:text-indent="0cm"/>
      <style:text-properties style:font-name="DejaVu Sans Mono1" fo:letter-spacing="0.2cm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0.2cm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style:font-name="DejaVu Sans Mono1" fo:letter-spacing="0.2cm" fo:font-weight="normal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paragraph-properties fo:margin-left="0cm" fo:margin-right="0cm" fo:line-height="115%" fo:text-indent="0cm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15%" fo:text-indent="0cm"/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0.2cm" fo:font-style="normal" fo:text-shadow="none" style:text-underline-style="none" fo:font-weight="bold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P23" style:family="paragraph">
      <loext:graphic-properties draw:fill="none" draw:fill-color="#ffffff"/>
    </style:style>
    <style:style style:name="P24" style:family="paragraph">
      <style:paragraph-properties fo:margin-left="0cm" fo:margin-right="0cm" fo:margin-top="0cm" fo:margin-bottom="0cm" fo:line-height="95%" fo:text-indent="0cm"/>
    </style:style>
    <style:style style:name="P25" style:family="paragraph">
      <style:paragraph-properties fo:margin-left="0cm" fo:margin-right="0cm" fo:line-height="95%" fo:text-indent="0cm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95%" fo:text-indent="0cm"/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0.2cm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7" style:family="paragraph">
      <loext:graphic-properties draw:fill="none"/>
      <style:text-properties fo:font-size="22pt"/>
    </style:style>
    <style:style style:name="P28" style:family="paragraph">
      <loext:graphic-properties draw:fill-color="#ffffff"/>
      <style:text-properties fo:font-size="20pt"/>
    </style:style>
    <style:style style:name="P29" style:family="paragraph">
      <loext:graphic-properties draw:fill="none" draw:fill-color="#ffffff"/>
      <style:text-properties style:font-name="DejaVu Sans Mono1" fo:font-size="26pt" style:font-size-asian="26pt" style:font-size-complex="26pt"/>
    </style:style>
    <style:style style:name="P30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31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2" style:family="paragraph">
      <style:paragraph-properties fo:margin-left="0cm" fo:margin-right="0cm" fo:margin-top="0cm" fo:margin-bottom="0cm" fo:line-height="100%" fo:text-align="end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3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Source Han Sans CN Regular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P34" style:family="paragraph">
      <style:paragraph-properties fo:margin-top="0cm" fo:margin-bottom="0.864cm" fo:text-align="center"/>
    </style:style>
    <style:style style:name="P35" style:family="paragraph">
      <style:paragraph-properties fo:margin-top="0cm" fo:margin-bottom="1.067cm" fo:text-align="center"/>
    </style:style>
    <style:style style:name="T1" style:family="text">
      <style:text-properties fo:font-size="44pt"/>
    </style:style>
    <style:style style:name="T2" style:family="text">
      <style:text-properties fo:font-size="18pt" style:font-size-asian="16pt" style:font-size-complex="16pt"/>
    </style:style>
    <style:style style:name="T3" style:family="text">
      <style:text-properties style:use-window-font-color="true" style:text-underline-style="none"/>
    </style:style>
    <style:style style:name="T4" style:family="text">
      <style:text-properties style:text-underline-style="none"/>
    </style:style>
    <style:style style:name="T5" style:family="text">
      <style:text-properties style:use-window-font-color="true"/>
    </style:style>
    <style:style style:name="T6" style:family="text">
      <style:text-properties fo:font-size="3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style="italic" style:font-size-asian="26pt" style:font-style-asian="italic" style:font-size-complex="26pt" style:font-style-complex="italic"/>
    </style:style>
    <style:style style:name="T9" style:family="text">
      <style:text-properties style:font-name="DejaVu Sans Mono1" fo:font-size="26pt" style:font-size-asian="26pt" style:font-size-complex="26pt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0.2cm" fo:font-style="normal" fo:text-shadow="none" style:text-underline-style="none" fo:font-weight="bold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0.2cm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0.2cm" fo:font-style="normal" fo:text-shadow="none" style:text-underline-style="none" fo:font-weight="normal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color="#b2b2b2" style:font-name="DejaVu Sans Mono1" fo:letter-spacing="0.2cm"/>
    </style:style>
    <style:style style:name="T14" style:family="text">
      <style:text-properties style:font-name="DejaVu Sans Mono1" fo:letter-spacing="0.2cm"/>
    </style:style>
    <style:style style:name="T15" style:family="text">
      <style:text-properties style:font-name="DejaVu Sans Mono1" fo:letter-spacing="0.2cm" fo:font-weight="bold" style:font-weight-asian="bold" style:font-weight-complex="bold"/>
    </style:style>
    <style:style style:name="T16" style:family="text">
      <style:text-properties fo:font-variant="normal" fo:text-transform="none" fo:color="#b2b2b2" style:text-outline="false" style:text-line-through-style="none" style:text-line-through-type="none" style:font-name="DejaVu Sans Mono1" fo:font-size="18pt" fo:letter-spacing="0.2cm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b2b2b2" style:font-name="DejaVu Sans Mono1" fo:letter-spacing="0.2cm" fo:font-weight="normal" style:font-weight-asian="normal" style:font-weight-complex="normal"/>
    </style:style>
    <style:style style:name="T18" style:family="text">
      <style:text-properties style:font-name="DejaVu Sans Mono1" fo:letter-spacing="0.2cm" fo:font-weight="normal" style:font-weight-asian="normal" style:font-weight-complex="normal"/>
    </style:style>
    <style:style style:name="T19" style:family="text">
      <style:text-properties fo:font-size="26pt" fo:font-weight="normal" style:font-size-asian="26pt" style:font-weight-asian="normal" style:font-size-complex="26pt" style:font-weight-complex="normal"/>
    </style:style>
    <style:style style:name="T20" style:family="text">
      <style:text-properties style:font-name="DejaVu Sans Mono1" fo:font-size="26pt" fo:font-weight="normal" style:font-size-asian="26pt" style:font-weight-asian="normal" style:font-size-complex="26pt" style:font-weight-complex="normal"/>
    </style:style>
    <style:style style:name="T21" style:family="text">
      <style:text-properties style:use-window-font-color="true" style:font-name="DejaVu Sans Mono1" fo:letter-spacing="0.2cm" fo:font-weight="bold" style:font-weight-asian="bold" style:font-weight-complex="bold"/>
    </style:style>
    <style:style style:name="T22" style:family="text">
      <style:text-properties style:text-position="33% 58%" style:font-name="DejaVu Sans Mono1" fo:font-size="32pt" fo:font-weight="normal" style:font-size-asian="32pt" style:font-weight-asian="normal" style:font-size-complex="32pt" style:font-weight-complex="normal"/>
    </style:style>
    <style:style style:name="T23" style:family="text">
      <style:text-properties fo:font-size="26pt" fo:font-style="italic" fo:font-weight="normal" style:font-size-asian="26pt" style:font-style-asian="italic" style:font-weight-asian="normal" style:font-size-complex="26pt" style:font-style-complex="italic" style:font-weight-complex="normal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-0.06cm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 Mono1" fo:font-size="18pt" fo:letter-spacing="-0.06cm" fo:font-style="normal" fo:text-shadow="none" style:text-underline-style="none" fo:font-weight="normal" style:letter-kerning="true" style:font-name-asian="Source Han Sans CN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-0.06cm" fo:font-style="normal" fo:text-shadow="none" style:text-underline-style="none" fo:font-weight="bold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 Mono1" fo:font-size="18pt" fo:letter-spacing="-0.06cm" fo:font-style="normal" fo:text-shadow="none" style:text-underline-style="none" fo:font-weight="bold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style:font-name="DejaVu Sans Mono1" fo:font-size="18pt" fo:letter-spacing="-0.06cm" fo:font-weight="bold" style:font-weight-asian="bold" style:font-weight-complex="bold"/>
    </style:style>
    <style:style style:name="T29" style:family="text">
      <style:text-properties style:text-position="-33% 58%" style:font-name="DejaVu Sans Mono1" fo:font-size="18pt" fo:letter-spacing="-0.06cm" fo:font-weight="bold" style:font-weight-asian="bold" style:font-weight-complex="bold"/>
    </style:style>
    <style:style style:name="T30" style:family="text">
      <style:text-properties fo:color="#b2b2b2" style:font-name="DejaVu Sans Mono1" fo:font-size="18pt" fo:letter-spacing="0.2cm" fo:font-weight="normal" style:font-weight-asian="normal" style:font-weight-complex="normal"/>
    </style:style>
    <style:style style:name="T31" style:family="text">
      <style:text-properties style:font-name="DejaVu Sans Mono1" fo:font-size="18pt" fo:letter-spacing="-0.06cm" fo:font-weight="normal" style:font-weight-asian="normal" style:font-weight-complex="normal"/>
    </style:style>
    <style:style style:name="T32" style:family="text">
      <style:text-properties style:text-position="-33% 58%" style:font-name="DejaVu Sans Mono1" fo:font-size="18pt" fo:letter-spacing="-0.06cm" fo:font-weight="normal" style:font-weight-asian="normal" style:font-weight-complex="normal"/>
    </style:style>
    <style:style style:name="T33" style:family="text">
      <style:text-properties style:font-name="DejaVu Sans Mono1" fo:font-size="18pt" fo:letter-spacing="0.2cm" fo:font-weight="normal" style:font-weight-asian="normal" style:font-weight-complex="normal"/>
    </style:style>
    <style:style style:name="T34" style:family="text">
      <style:text-properties fo:font-size="22pt"/>
    </style:style>
    <style:style style:name="T35" style:family="text">
      <style:text-properties style:text-position="-33% 58%" style:font-name="DejaVu Sans Mono1" fo:font-size="26pt" fo:font-weight="normal" style:font-size-asian="26pt" style:font-weight-asian="normal" style:font-size-complex="26pt" style:font-weight-complex="normal"/>
    </style:style>
    <style:style style:name="T36" style:family="text">
      <style:text-properties style:font-name="DejaVu Sans Mono1" fo:font-size="26pt" fo:font-weight="bold" style:font-size-asian="26pt" style:font-weight-asian="bold" style:font-size-complex="26pt" style:font-weight-complex="bold"/>
    </style:style>
    <style:style style:name="T37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8pt" fo:letter-spacing="-0.06cm" fo:font-style="normal" fo:text-shadow="none" style:text-underline-style="none" fo:font-weight="normal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DejaVu Sans Mono1" fo:font-size="18pt" fo:letter-spacing="-0.06cm" fo:font-style="normal" fo:text-shadow="none" style:text-underline-style="none" fo:font-weight="normal" style:letter-kerning="true" style:font-name-asian="Source Han Sans CN Regular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style:font-name="DejaVu Sans Mono1" fo:font-size="18pt" fo:letter-spacing="-0.06cm" fo:font-weight="normal" style:font-weight-asian="bold" style:font-weight-complex="bold"/>
    </style:style>
    <style:style style:name="T40" style:family="text">
      <style:text-properties style:font-name="Liberation Sans1" fo:font-size="26pt" fo:font-weight="normal" style:font-size-asian="26pt" style:font-weight-asian="normal" style:font-size-complex="26pt" style:font-weight-complex="normal"/>
    </style:style>
    <style:style style:name="T41" style:family="text">
      <style:text-properties fo:font-size="24pt" style:font-size-asian="24pt" style:font-size-complex="24pt"/>
    </style:style>
    <style:style style:name="T42" style:family="text">
      <style:text-properties style:font-name="DejaVu Sans Mono1"/>
    </style:style>
    <style:style style:name="T43" style:family="text">
      <style:text-properties fo:font-style="italic" style:font-style-asian="italic" style:font-style-complex="italic"/>
    </style:style>
    <style:style style:name="T44" style:family="text">
      <style:text-properties style:font-name="DejaVu Sans Mono1" fo:font-size="24pt" fo:font-weight="normal" style:font-size-asian="24pt" style:font-weight-asian="normal" style:font-size-complex="24pt" style:font-weight-complex="normal"/>
    </style:style>
    <style:style style:name="T45" style:family="text">
      <style:text-properties fo:color="#cccccc"/>
    </style:style>
    <style:style style:name="T46" style:family="text">
      <style:text-properties fo:color="#666666"/>
    </style:style>
    <style:style style:name="T47" style:family="text">
      <style:text-properties fo:font-size="15pt" fo:font-style="italic" style:font-size-asian="15pt" style:font-style-asian="italic" style:font-size-complex="15pt" style:font-style-complex="italic"/>
    </style:style>
    <style:style style:name="T48" style:family="text">
      <style:text-properties style:font-name="Liberation Sans" fo:font-size="18pt" style:letter-kerning="true" style:font-name-asian="Source Han Sans CN Regular" style:font-size-asian="18pt" style:font-name-complex="Lohit Devanagari" style:font-size-complex="18pt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ource Han Sans CN Regular" style:font-size-asian="18pt" style:language-asian="zh" style:country-asian="CN" style:font-style-asian="normal" style:font-weight-asian="normal" style:font-name-complex="Lohit Devanagari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‒">
        <style:list-level-properties text:min-label-width="0.6cm"/>
        <style:text-properties fo:font-family="'DejaVu Sans'" style:font-style-name="Book" style:use-window-font-color="true" fo:font-size="45%"/>
      </text:list-level-style-bullet>
      <text:list-level-style-bullet text:level="2" text:bullet-char="‒">
        <style:list-level-properties text:space-before="0.6cm" text:min-label-width="0.6cm"/>
        <style:text-properties fo:font-family="'DejaVu Sans'" style:font-style-name="Book" style:use-window-font-color="true" fo:font-size="45%"/>
      </text:list-level-style-bullet>
      <text:list-level-style-bullet text:level="3" text:bullet-char="‒">
        <style:list-level-properties text:space-before="1.2cm" text:min-label-width="0.6cm"/>
        <style:text-properties fo:font-family="'DejaVu Sans'" style:font-style-name="Book" style:use-window-font-color="true" fo:font-size="45%"/>
      </text:list-level-style-bullet>
      <text:list-level-style-bullet text:level="4" text:bullet-char="‒">
        <style:list-level-properties text:space-before="1.8cm" text:min-label-width="0.6cm"/>
        <style:text-properties fo:font-family="'DejaVu Sans'" style:font-style-name="Book" style:use-window-font-color="true" fo:font-size="45%"/>
      </text:list-level-style-bullet>
      <text:list-level-style-bullet text:level="5" text:bullet-char="‒">
        <style:list-level-properties text:space-before="2.4cm" text:min-label-width="0.6cm"/>
        <style:text-properties fo:font-family="'DejaVu Sans'" style:font-style-name="Book" style:use-window-font-color="true" fo:font-size="45%"/>
      </text:list-level-style-bullet>
      <text:list-level-style-bullet text:level="6" text:bullet-char="‒">
        <style:list-level-properties text:space-before="3cm" text:min-label-width="0.6cm"/>
        <style:text-properties fo:font-family="'DejaVu Sans'" style:font-style-name="Book" style:use-window-font-color="true" fo:font-size="45%"/>
      </text:list-level-style-bullet>
      <text:list-level-style-bullet text:level="7" text:bullet-char="‒">
        <style:list-level-properties text:space-before="3.6cm" text:min-label-width="0.6cm"/>
        <style:text-properties fo:font-family="'DejaVu Sans'" style:font-style-name="Book" style:use-window-font-color="true" fo:font-size="45%"/>
      </text:list-level-style-bullet>
      <text:list-level-style-bullet text:level="8" text:bullet-char="‒">
        <style:list-level-properties text:space-before="4.2cm" text:min-label-width="0.6cm"/>
        <style:text-properties fo:font-family="'DejaVu Sans'" style:font-style-name="Book" style:use-window-font-color="true" fo:font-size="45%"/>
      </text:list-level-style-bullet>
      <text:list-level-style-bullet text:level="9" text:bullet-char="‒">
        <style:list-level-properties text:space-before="4.8cm" text:min-label-width="0.6cm"/>
        <style:text-properties fo:font-family="'DejaVu Sans'" style:font-style-name="Book" style:use-window-font-color="true" fo:font-size="45%"/>
      </text:list-level-style-bullet>
      <text:list-level-style-bullet text:level="10" text:bullet-char="‒">
        <style:list-level-properties text:space-before="5.4cm" text:min-label-width="0.6cm"/>
        <style:text-properties fo:font-family="'DejaVu Sans'" style:font-style-name="Book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ebo_5f_minimal" presentation:presentation-page-layout-name="AL1T0">
        <office:forms form:automatic-focus="false" form:apply-design-mode="false"/>
        <draw:frame presentation:style-name="pr1" draw:text-style-name="P1" draw:layer="layout" svg:width="25.4cm" svg:height="2.286cm" svg:x="1.4cm" svg:y="2.934cm" presentation:class="title" presentation:user-transformed="true">
          <draw:text-box>
            <text:p><text:span text:style-name="T1">BWT - Burrows </text:span><text:span text:style-name="T1">Wheeler </text:span><text:span text:style-name="T1">Transform</text:span></text:p>
          </draw:text-box>
        </draw:frame>
        <draw:frame presentation:style-name="pr2" draw:text-style-name="P3" draw:layer="layout" svg:width="25.199cm" svg:height="3.51cm" svg:x="1.4cm" svg:y="5.198cm" presentation:class="subtitle" presentation:user-transformed="true">
          <draw:text-box>
            <text:p text:style-name="P2">A block-sorting lossless</text:p>
            <text:p text:style-name="P2">data compression algorithm</text:p>
          </draw:text-box>
        </draw:frame>
        <draw:frame presentation:style-name="pr3" draw:text-style-name="P5" draw:layer="layout" svg:width="15.24cm" svg:height="5.957cm" svg:x="6.35cm" svg:y="10.484cm">
          <draw:text-box>
            <text:list text:style-name="L1">
              <text:list-item>
                <text:p text:style-name="P4"><text:span text:style-name="T2">Introduction</text:span></text:p>
              </text:list-item>
              <text:list-item>
                <text:p text:style-name="P4"><text:span text:style-name="T2">Ciphering phase</text:span></text:p>
              </text:list-item>
              <text:list-item>
                <text:p text:style-name="P4"><text:span text:style-name="T2">Deciphering phase</text:span></text:p>
              </text:list-item>
              <text:list-item>
                <text:p text:style-name="P4"><text:span text:style-name="T2">Deciphering phase – improvements</text:span></text:p>
              </text:list-item>
              <text:list-item>
                <text:p text:style-name="P4"><text:span text:style-name="T2">Relevant compression techniques</text:span></text:p>
              </text:list-item>
              <text:list-item>
                <text:p text:style-name="P4"><text:span text:style-name="T2">Effectiveness of BWT</text:span></text:p>
              </text:list-item>
              <text:list-item>
                <text:p text:style-name="P4"><text:span text:style-name="T2">Comparison with other compression </text:span><text:span text:style-name="T2">programmes</text:span></text:p>
              </text:list-item>
              <text:list-item>
                <text:p text:style-name="P4"><text:span text:style-name="T2">References</text:span></text:p>
              </text:list-item>
            </text:list>
          </draw:text-box>
        </draw:frame>
        <draw:frame draw:style-name="gr1" draw:text-style-name="P7" draw:layer="layout" svg:width="22.86cm" svg:height="1.673cm" svg:x="2.57cm" svg:y="18.342cm">
          <draw:text-box>
            <text:p text:style-name="P6"><text:span text:style-name="T3"><text:a xlink:href="mailto:alberto.chiusole@studenti.units.it?subject=BWT%20presentation" xlink:type="simple">Alberto Chiusole, s249223</text:a></text:span></text:p>
            <text:p text:style-name="P6"><text:span text:style-name="T4">Advanced Programming and Algorithmic </text:span><text:span text:style-name="T4">Design </text:span><text:span text:style-name="T3">@ </text:span><text:span text:style-name="T3"><text:a xlink:href="http://www.units.it/" xlink:type="simple">uniTS</text:a></text:span><text:span text:style-name="T5"> </text:span>– A.Y. 2017-2018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4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ebo_5f_minimal" presentation:presentation-page-layout-name="AL2T1">
        <office:forms form:automatic-focus="false" form:apply-design-mode="false"/>
        <draw:frame presentation:style-name="pr5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Introduction to BWT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 text:style-name="P11"><text:span text:style-name="T7">Used to preprocess strings before actual compression</text:span></text:p>
              </text:list-item>
              <text:list-item>
                <text:p text:style-name="P12"><text:span text:style-name="T7">Produces output with high Index of Coincidence (IC)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2"><text:span text:style-name="T7">==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13"><text:span text:style-name="T7">Identical characters are often in groups <text:s text:c="7"/></text:span></text:p>
              </text:list-item>
              <text:list-item>
                <text:p text:style-name="P12"><text:span text:style-name="T7">Compression is easy, i.e. with </text:span><text:span text:style-name="T8">run-length</text:span><text:span text:style-name="T7"> encoding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7" draw:text-style-name="P8" draw:layer="layout" svg:width="17.271cm" svg:height="12.572cm" svg:x="2.159cm" svg:y="13.271cm" presentation:class="notes" presentation:user-transformed="true">
            <draw:text-box>
              <text:p>What is the Index of Coincidence?</text:p>
              <text:p/>
              <text:p text:style-name="P15">The coincidence index is an indicator used in cryptanalysis that evaluates the global distribution of letters in encrypted message for a given alphabet.</text:p>
              <text:p/>
            </draw:text-box>
          </draw:frame>
        </presentation:notes>
      </draw:page>
      <draw:page draw:name="page3" draw:style-name="dp1" draw:master-page-name="bebo_5f_minimal" presentation:presentation-page-layout-name="AL2T1">
        <office:forms form:automatic-focus="false" form:apply-design-mode="false"/>
        <draw:frame presentation:style-name="pr8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Ciphering phase (1)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 text:style-name="P11"><text:span text:style-name="T7">Encode the string `</text:span><text:span text:style-name="T9">mississippi</text:span><text:span text:style-name="T7">`, length `</text:span><text:span text:style-name="T9">N</text:span><text:span text:style-name="T7">`</text:span></text:p>
              </text:list-item>
              <text:list-item>
                <text:p text:style-name="P11"><text:span text:style-name="T7">Add separator symbol (End Of Line) at the end;</text:span><text:span text:style-name="T7"><text:line-break/></text:span><text:span text:style-name="T7">it must not be present in the string</text:span></text:p>
              </text:list-item>
              <text:list-item>
                <text:p text:style-name="P11"><text:span text:style-name="T7">`</text:span><text:span text:style-name="T9">S = 'mississippi' + $</text:span><text:span text:style-name="T7">`</text:span></text:p>
                <text:p text:style-name="P12"><text:span text:style-name="T7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ebo_5f_minimal" presentation:presentation-page-layout-name="AL2T1">
        <office:forms form:automatic-focus="false" form:apply-design-mode="false"/>
        <draw:frame presentation:style-name="pr9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Ciphering phase (2)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 text:style-name="P11"><text:span text:style-name="T7">Create all the cyclic rotations/circular shifts of the string </text:span><text:span text:style-name="T7">`</text:span><text:span text:style-name="T9">S</text:span><text:span text:style-name="T7">`</text:span></text:p>
              </text:list-item>
              <text:list-item>
                <text:p text:style-name="P11"><text:span text:style-name="T7">Single character permutations; move the first character </text:span><text:span text:style-name="T7">after the last</text:span></text:p>
                <text:p text:style-name="P12"><text:span text:style-name="T7"/></text:p>
              </text:list-item>
            </text:list>
          </draw:text-box>
        </draw:frame>
        <draw:frame draw:style-name="gr3" draw:text-style-name="P17" draw:layer="layout" svg:width="8.636cm" svg:height="10.305cm" svg:x="3.302cm" svg:y="9.815cm">
          <draw:text-box>
            <text:p text:style-name="P16"><text:span text:style-name="T10">mississippi$</text:span></text:p>
            <text:p text:style-name="P16"><text:span text:style-name="T11">ississippi$m</text:span></text:p>
            <text:p text:style-name="P16"><text:span text:style-name="T11">ssissippi$mi</text:span></text:p>
            <text:p text:style-name="P16"><text:span text:style-name="T11">sissippi$mis</text:span></text:p>
            <text:p text:style-name="P16"><text:span text:style-name="T11">issippi$miss</text:span></text:p>
            <text:p text:style-name="P16"><text:span text:style-name="T11">ssippi$missi</text:span></text:p>
            <text:p text:style-name="P16"><text:span text:style-name="T11">sippi$missis</text:span></text:p>
            <text:p text:style-name="P16"><text:span text:style-name="T11">ippi$mississ</text:span></text:p>
            <text:p text:style-name="P16"><text:span text:style-name="T11">ppi$mississi</text:span></text:p>
            <text:p text:style-name="P16"><text:span text:style-name="T11">pi$mississip</text:span></text:p>
            <text:p text:style-name="P16"><text:span text:style-name="T11">i$mississipp</text:span></text:p>
            <text:p text:style-name="P16"><text:span text:style-name="T11">$mississipp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ebo_5f_minimal" presentation:presentation-page-layout-name="AL2T1">
        <office:forms form:automatic-focus="false" form:apply-design-mode="false"/>
        <draw:frame presentation:style-name="pr10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Ciphering phase (3)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 text:style-name="P11"><text:span text:style-name="T7">Sort all the permutations from top to bottom</text:span></text:p>
              </text:list-item>
              <text:list-item>
                <text:p text:style-name="P11"><text:span text:style-name="T7">F and L are the First and Last columns of the matrix</text:span></text:p>
              </text:list-item>
            </text:list>
          </draw:text-box>
        </draw:frame>
        <draw:frame draw:style-name="gr4" draw:text-style-name="P18" draw:layer="layout" svg:width="8.636cm" svg:height="11.152cm" svg:x="13.87cm" svg:y="8.944cm">
          <draw:text-box>
            <text:p text:style-name="P16"><text:span text:style-name="T10">F</text:span><text:span text:style-name="T11"> <text:s text:c="9"/></text:span><text:span text:style-name="T10">L</text:span></text:p>
            <text:p text:style-name="P16"><text:span text:style-name="T11">$mississippi</text:span></text:p>
            <text:p text:style-name="P16"><text:span text:style-name="T11">i$mississipp</text:span></text:p>
            <text:p text:style-name="P16"><text:span text:style-name="T11">ippi$mississ</text:span></text:p>
            <text:p text:style-name="P16"><text:span text:style-name="T11">issippi$miss</text:span></text:p>
            <text:p text:style-name="P16"><text:span text:style-name="T11">ississippi$m</text:span></text:p>
            <text:p text:style-name="P16"><text:span text:style-name="T11">mississippi$</text:span></text:p>
            <text:p text:style-name="P16"><text:span text:style-name="T11">pi$mississip</text:span></text:p>
            <text:p text:style-name="P16"><text:span text:style-name="T11">ppi$mississi</text:span></text:p>
            <text:p text:style-name="P16"><text:span text:style-name="T11">sippi$missis</text:span></text:p>
            <text:p text:style-name="P16"><text:span text:style-name="T11">sissippi$mis</text:span></text:p>
            <text:p text:style-name="P16"><text:span text:style-name="T11">ssippi$missi</text:span></text:p>
            <text:p text:style-name="P16"><text:span text:style-name="T11">ssissippi$mi</text:span></text:p>
          </draw:text-box>
        </draw:frame>
        <draw:frame draw:style-name="gr3" draw:text-style-name="P19" draw:layer="layout" svg:width="8.636cm" svg:height="10.305cm" svg:x="3.302cm" svg:y="9.816cm">
          <draw:text-box>
            <text:p text:style-name="P16"><text:span text:style-name="T12">mississippi$</text:span></text:p>
            <text:p text:style-name="P16"><text:span text:style-name="T11">ississippi$m</text:span></text:p>
            <text:p text:style-name="P16"><text:span text:style-name="T11">ssissippi$mi</text:span></text:p>
            <text:p text:style-name="P16"><text:span text:style-name="T11">sissippi$mis</text:span></text:p>
            <text:p text:style-name="P16"><text:span text:style-name="T11">issippi$miss</text:span></text:p>
            <text:p text:style-name="P16"><text:span text:style-name="T11">ssippi$missi</text:span></text:p>
            <text:p text:style-name="P16"><text:span text:style-name="T11">sippi$missis</text:span></text:p>
            <text:p text:style-name="P16"><text:span text:style-name="T11">ippi$mississ</text:span></text:p>
            <text:p text:style-name="P16"><text:span text:style-name="T11">ppi$mississi</text:span></text:p>
            <text:p text:style-name="P16"><text:span text:style-name="T11">pi$mississip</text:span></text:p>
            <text:p text:style-name="P16"><text:span text:style-name="T11">i$mississipp</text:span></text:p>
            <text:p text:style-name="P16"><text:span text:style-name="T11">$mississippi</text:span></text:p>
          </draw:text-box>
        </draw:frame>
        <draw:line draw:style-name="gr5" draw:text-style-name="P20" draw:layer="layout" svg:x1="11.176cm" svg:y1="14.786cm" svg:x2="13.208cm" svg:y2="14.78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5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ebo_5f_minimal" presentation:presentation-page-layout-name="AL2T1">
        <office:forms form:automatic-focus="false" form:apply-design-mode="false"/>
        <draw:frame presentation:style-name="pr11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Ciphering phase (4)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 text:style-name="P11"><text:span text:style-name="T7">Take only the last column `</text:span><text:span text:style-name="T9">L = ipssm$pissii</text:span><text:span text:style-name="T7">`</text:span></text:p>
              </text:list-item>
              <text:list-item>
                <text:p text:style-name="P11"><text:span text:style-name="T7">Encoding done!</text:span></text:p>
              </text:list-item>
            </text:list>
          </draw:text-box>
        </draw:frame>
        <draw:frame draw:style-name="gr6" draw:text-style-name="P18" draw:layer="layout" svg:width="8.636cm" svg:height="11.152cm" svg:x="13.87cm" svg:y="8.944cm">
          <draw:text-box>
            <text:p text:style-name="P21"><text:span text:style-name="T13">F</text:span><text:span text:style-name="T14"> <text:s text:c="9"/></text:span><text:span text:style-name="T15">L</text:span></text:p>
            <text:p text:style-name="P21"><text:span text:style-name="T13">$mississipp</text:span><text:span text:style-name="T15">i</text:span></text:p>
            <text:p text:style-name="P21"><text:span text:style-name="T13">i$mississip</text:span><text:span text:style-name="T15">p</text:span></text:p>
            <text:p text:style-name="P21"><text:span text:style-name="T13">ippi$missis</text:span><text:span text:style-name="T15">s</text:span></text:p>
            <text:p text:style-name="P21"><text:span text:style-name="T13">issippi$mis</text:span><text:span text:style-name="T15">s</text:span></text:p>
            <text:p text:style-name="P21"><text:span text:style-name="T13">ississippi$</text:span><text:span text:style-name="T15">m</text:span></text:p>
            <text:p text:style-name="P21"><text:span text:style-name="T13">mississippi</text:span><text:span text:style-name="T15">$</text:span></text:p>
            <text:p text:style-name="P21"><text:span text:style-name="T13">pi$mississi</text:span><text:span text:style-name="T15">p</text:span></text:p>
            <text:p text:style-name="P21"><text:span text:style-name="T13">ppi$mississ</text:span><text:span text:style-name="T15">i</text:span></text:p>
            <text:p text:style-name="P21"><text:span text:style-name="T13">sippi$missi</text:span><text:span text:style-name="T15">s</text:span></text:p>
            <text:p text:style-name="P21"><text:span text:style-name="T13">sissippi$mi</text:span><text:span text:style-name="T15">s</text:span></text:p>
            <text:p text:style-name="P21"><text:span text:style-name="T13">ssippi$miss</text:span><text:span text:style-name="T15">i</text:span></text:p>
            <text:p text:style-name="P21"><text:span text:style-name="T13">ssissippi$m</text:span><text:span text:style-name="T15">i</text:span></text:p>
          </draw:text-box>
        </draw:frame>
        <draw:frame draw:style-name="gr3" draw:text-style-name="P19" draw:layer="layout" svg:width="8.636cm" svg:height="10.305cm" svg:x="3.302cm" svg:y="9.816cm">
          <draw:text-box>
            <text:p text:style-name="P16"><text:span text:style-name="T12">mississippi$</text:span></text:p>
            <text:p text:style-name="P16"><text:span text:style-name="T11">ississippi$m</text:span></text:p>
            <text:p text:style-name="P16"><text:span text:style-name="T11">ssissippi$mi</text:span></text:p>
            <text:p text:style-name="P16"><text:span text:style-name="T11">sissippi$mis</text:span></text:p>
            <text:p text:style-name="P16"><text:span text:style-name="T11">issippi$miss</text:span></text:p>
            <text:p text:style-name="P16"><text:span text:style-name="T11">ssippi$missi</text:span></text:p>
            <text:p text:style-name="P16"><text:span text:style-name="T11">sippi$missis</text:span></text:p>
            <text:p text:style-name="P16"><text:span text:style-name="T11">ippi$mississ</text:span></text:p>
            <text:p text:style-name="P16"><text:span text:style-name="T11">ppi$mississi</text:span></text:p>
            <text:p text:style-name="P16"><text:span text:style-name="T11">pi$mississip</text:span></text:p>
            <text:p text:style-name="P16"><text:span text:style-name="T11">i$mississipp</text:span></text:p>
            <text:p text:style-name="P16"><text:span text:style-name="T11">$mississippi</text:span></text:p>
          </draw:text-box>
        </draw:frame>
        <draw:line draw:style-name="gr5" draw:text-style-name="P20" draw:layer="layout" svg:x1="11.176cm" svg:y1="14.786cm" svg:x2="13.208cm" svg:y2="14.786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6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ebo_5f_minimal" presentation:presentation-page-layout-name="AL2T1">
        <office:forms form:automatic-focus="false" form:apply-design-mode="false"/>
        <draw:frame presentation:style-name="pr12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Deciphering phase </text:span><text:span text:style-name="T6">(1)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 text:style-name="P11"><text:span text:style-name="T7">The decipher only sees the encoded string `</text:span><text:span text:style-name="T9">L</text:span><text:span text:style-name="T7">` but,</text:span></text:p>
              </text:list-item>
              <text:list-item>
                <text:p text:style-name="P11"><text:span text:style-name="T7">sort `</text:span><text:span text:style-name="T9">L</text:span><text:span text:style-name="T7">`, obtain `</text:span><text:span text:style-name="T9">F = sort(L) = $iiiimppssss</text:span><text:span text:style-name="T7">`</text:span></text:p>
              </text:list-item>
            </text:list>
          </draw:text-box>
        </draw:frame>
        <draw:frame draw:style-name="gr7" draw:text-style-name="P18" draw:layer="layout" svg:width="8.636cm" svg:height="11.152cm" svg:x="3.302cm" svg:y="8.969cm">
          <draw:text-box>
            <text:p text:style-name="P16"><text:span text:style-name="T10">F</text:span><text:span text:style-name="T11"> <text:s text:c="9"/>L</text:span></text:p>
            <text:p text:style-name="P16"><text:span text:style-name="T10">$</text:span><text:span text:style-name="T16">mississipp</text:span><text:span text:style-name="T11">i</text:span></text:p>
            <text:p text:style-name="P21"><text:span text:style-name="T15">i</text:span><text:span text:style-name="T17">$mississip</text:span><text:span text:style-name="T18">p</text:span></text:p>
            <text:p text:style-name="P21"><text:span text:style-name="T15">i</text:span><text:span text:style-name="T17">ppi$missis</text:span><text:span text:style-name="T18">s</text:span></text:p>
            <text:p text:style-name="P21"><text:span text:style-name="T15">i</text:span><text:span text:style-name="T17">ssippi$mis</text:span><text:span text:style-name="T18">s</text:span></text:p>
            <text:p text:style-name="P21"><text:span text:style-name="T15">i</text:span><text:span text:style-name="T17">ssissippi$</text:span><text:span text:style-name="T18">m</text:span></text:p>
            <text:p text:style-name="P21"><text:span text:style-name="T15">m</text:span><text:span text:style-name="T17">ississippi</text:span><text:span text:style-name="T18">$</text:span></text:p>
            <text:p text:style-name="P21"><text:span text:style-name="T15">p</text:span><text:span text:style-name="T17">i$mississi</text:span><text:span text:style-name="T18">p</text:span></text:p>
            <text:p text:style-name="P21"><text:span text:style-name="T15">p</text:span><text:span text:style-name="T17">pi$mississ</text:span><text:span text:style-name="T18">i</text:span></text:p>
            <text:p text:style-name="P21"><text:span text:style-name="T15">s</text:span><text:span text:style-name="T17">ippi$missi</text:span><text:span text:style-name="T18">s</text:span></text:p>
            <text:p text:style-name="P21"><text:span text:style-name="T15">s</text:span><text:span text:style-name="T17">issippi$mi</text:span><text:span text:style-name="T18">s</text:span></text:p>
            <text:p text:style-name="P21"><text:span text:style-name="T15">s</text:span><text:span text:style-name="T17">sippi$miss</text:span><text:span text:style-name="T18">i</text:span></text:p>
            <text:p text:style-name="P21"><text:span text:style-name="T15">s</text:span><text:span text:style-name="T17">sissippi$m</text:span><text:span text:style-name="T18">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7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ebo_5f_minimal" presentation:presentation-page-layout-name="AL2T1">
        <office:forms form:automatic-focus="false" form:apply-design-mode="false"/>
        <draw:frame presentation:style-name="pr13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Deciphering phase </text:span><text:span text:style-name="T6">(2)</text:span></text:p>
          </draw:text-box>
        </draw:frame>
        <draw:frame presentation:style-name="pr6" draw:text-style-name="P14" draw:layer="layout" svg:width="25.199cm" svg:height="13.029cm" svg:x="1.401cm" svg:y="4.48cm" presentation:class="outline" presentation:user-transformed="true">
          <draw:text-box>
            <text:list text:style-name="L2">
              <text:list-item>
                <text:p text:style-name="P11"><text:span text:style-name="T7">To rebuild the initial matrix:</text:span></text:p>
                <text:p text:style-name="P11"><text:span text:style-name="T19">stick together the columns `</text:span><text:span text:style-name="T20">L-F</text:span><text:span text:style-name="T19">`</text:span></text:p>
              </text:list-item>
            </text:list>
          </draw:text-box>
        </draw:frame>
        <draw:frame draw:style-name="gr8" draw:text-style-name="P18" draw:layer="layout" svg:width="8.636cm" svg:height="11.152cm" svg:x="3.302cm" svg:y="8.969cm">
          <draw:text-box>
            <text:p text:style-name="P16"><text:span text:style-name="T11">F <text:s text:c="9"/>L</text:span></text:p>
            <text:p text:style-name="P16"><text:span text:style-name="T11">$</text:span><text:span text:style-name="T16">mississipp</text:span><text:span text:style-name="T11">i</text:span></text:p>
            <text:p text:style-name="P21"><text:span text:style-name="T18">i</text:span><text:span text:style-name="T17">$mississip</text:span><text:span text:style-name="T18">p</text:span></text:p>
            <text:p text:style-name="P21"><text:span text:style-name="T18">i</text:span><text:span text:style-name="T17">ppi$missis</text:span><text:span text:style-name="T18">s</text:span></text:p>
            <text:p text:style-name="P21"><text:span text:style-name="T18">i</text:span><text:span text:style-name="T17">ssippi$mis</text:span><text:span text:style-name="T18">s</text:span></text:p>
            <text:p text:style-name="P21"><text:span text:style-name="T18">i</text:span><text:span text:style-name="T17">ssissippi$</text:span><text:span text:style-name="T18">m</text:span></text:p>
            <text:p text:style-name="P21"><text:span text:style-name="T18">m</text:span><text:span text:style-name="T17">ississippi</text:span><text:span text:style-name="T18">$</text:span></text:p>
            <text:p text:style-name="P21"><text:span text:style-name="T18">p</text:span><text:span text:style-name="T17">i$mississi</text:span><text:span text:style-name="T18">p</text:span></text:p>
            <text:p text:style-name="P21"><text:span text:style-name="T18">p</text:span><text:span text:style-name="T17">pi$mississ</text:span><text:span text:style-name="T18">i</text:span></text:p>
            <text:p text:style-name="P21"><text:span text:style-name="T18">s</text:span><text:span text:style-name="T17">ippi$missi</text:span><text:span text:style-name="T18">s</text:span></text:p>
            <text:p text:style-name="P21"><text:span text:style-name="T18">s</text:span><text:span text:style-name="T17">issippi$mi</text:span><text:span text:style-name="T18">s</text:span></text:p>
            <text:p text:style-name="P21"><text:span text:style-name="T18">s</text:span><text:span text:style-name="T17">sippi$miss</text:span><text:span text:style-name="T18">i</text:span></text:p>
            <text:p text:style-name="P21"><text:span text:style-name="T18">s</text:span><text:span text:style-name="T17">sissippi$m</text:span><text:span text:style-name="T18">i</text:span></text:p>
          </draw:text-box>
        </draw:frame>
        <draw:line draw:style-name="gr5" draw:text-style-name="P20" draw:layer="layout" svg:x1="11.176cm" svg:y1="14.786cm" svg:x2="13.208cm" svg:y2="14.786cm">
          <text:p/>
        </draw:line>
        <draw:frame draw:style-name="gr9" draw:text-style-name="P22" draw:layer="layout" svg:width="2.916cm" svg:height="11.152cm" svg:x="14.102cm" svg:y="8.969cm">
          <draw:text-box>
            <text:p text:style-name="P16"><text:span text:style-name="T10">LF</text:span></text:p>
            <text:p text:style-name="P16"><text:span text:style-name="T10">i$</text:span></text:p>
            <text:p text:style-name="P16"><text:span text:style-name="T10">pi</text:span></text:p>
            <text:p text:style-name="P16"><text:span text:style-name="T10">si</text:span></text:p>
            <text:p text:style-name="P16"><text:span text:style-name="T10">si</text:span></text:p>
            <text:p text:style-name="P16"><text:span text:style-name="T10">mi</text:span></text:p>
            <text:p text:style-name="P16"><text:span text:style-name="T10">$m</text:span></text:p>
            <text:p text:style-name="P16"><text:span text:style-name="T10">pp</text:span></text:p>
            <text:p text:style-name="P16"><text:span text:style-name="T10">ip</text:span></text:p>
            <text:p text:style-name="P16"><text:span text:style-name="T10">ss</text:span></text:p>
            <text:p text:style-name="P16"><text:span text:style-name="T10">ss</text:span></text:p>
            <text:p text:style-name="P16"><text:span text:style-name="T10">is</text:span></text:p>
            <text:p text:style-name="P16"><text:span text:style-name="T10">i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8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bebo_5f_minimal" presentation:presentation-page-layout-name="AL2T1">
        <office:forms form:automatic-focus="false" form:apply-design-mode="false"/>
        <draw:frame presentation:style-name="pr14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Deciphering phase </text:span><text:span text:style-name="T6">(3)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 text:style-name="P11"><text:span text:style-name="T7">The 2-mer </text:span><text:span text:style-name="T19">`</text:span><text:span text:style-name="T20">L-F</text:span><text:span text:style-name="T19">` is made of substrings of `</text:span><text:span text:style-name="T20">S</text:span><text:span text:style-name="T19">`</text:span></text:p>
              </text:list-item>
              <text:list-item>
                <text:p text:style-name="P11"><text:span text:style-name="T19">Sort lexicographically → first 2 columns original matrix!</text:span></text:p>
              </text:list-item>
            </text:list>
          </draw:text-box>
        </draw:frame>
        <draw:frame draw:style-name="gr10" draw:text-style-name="P18" draw:layer="layout" svg:width="8.636cm" svg:height="11.152cm" svg:x="3.302cm" svg:y="8.969cm">
          <draw:text-box>
            <text:p text:style-name="P16"><text:span text:style-name="T10">F</text:span><text:span text:style-name="T11"> <text:s text:c="9"/>L</text:span></text:p>
            <text:p text:style-name="P21"><text:span text:style-name="T15">$m</text:span><text:span text:style-name="T17">ississipp</text:span><text:span text:style-name="T18">i</text:span></text:p>
            <text:p text:style-name="P21"><text:span text:style-name="T15">i$</text:span><text:span text:style-name="T17">mississip</text:span><text:span text:style-name="T18">p</text:span></text:p>
            <text:p text:style-name="P21"><text:span text:style-name="T15">ip</text:span><text:span text:style-name="T17">pi$missis</text:span><text:span text:style-name="T18">s</text:span></text:p>
            <text:p text:style-name="P21"><text:span text:style-name="T15">is</text:span><text:span text:style-name="T17">sippi$mis</text:span><text:span text:style-name="T18">s</text:span></text:p>
            <text:p text:style-name="P21"><text:span text:style-name="T15">is</text:span><text:span text:style-name="T17">sissippi$</text:span><text:span text:style-name="T18">m</text:span></text:p>
            <text:p text:style-name="P21"><text:span text:style-name="T15">mi</text:span><text:span text:style-name="T17">ssissippi</text:span><text:span text:style-name="T18">$</text:span></text:p>
            <text:p text:style-name="P21"><text:span text:style-name="T15">pi</text:span><text:span text:style-name="T17">$mississi</text:span><text:span text:style-name="T18">p</text:span></text:p>
            <text:p text:style-name="P21"><text:span text:style-name="T15">pp</text:span><text:span text:style-name="T17">i$mississ</text:span><text:span text:style-name="T18">i</text:span></text:p>
            <text:p text:style-name="P21"><text:span text:style-name="T15">si</text:span><text:span text:style-name="T17">ppi$missi</text:span><text:span text:style-name="T18">s</text:span></text:p>
            <text:p text:style-name="P21"><text:span text:style-name="T15">si</text:span><text:span text:style-name="T17">ssippi$mi</text:span><text:span text:style-name="T18">s</text:span></text:p>
            <text:p text:style-name="P21"><text:span text:style-name="T15">ss</text:span><text:span text:style-name="T17">ippi$miss</text:span><text:span text:style-name="T18">i</text:span></text:p>
            <text:p text:style-name="P21"><text:span text:style-name="T15">s</text:span><text:span text:style-name="T21">s</text:span><text:span text:style-name="T17">issippi$m</text:span><text:span text:style-name="T18">i</text:span></text:p>
          </draw:text-box>
        </draw:frame>
        <draw:line draw:style-name="gr5" draw:text-style-name="P20" draw:layer="layout" svg:x1="11.176cm" svg:y1="14.786cm" svg:x2="13.208cm" svg:y2="14.786cm">
          <text:p/>
        </draw:line>
        <draw:frame draw:style-name="gr11" draw:text-style-name="P18" draw:layer="layout" svg:width="2.916cm" svg:height="11.152cm" svg:x="14.102cm" svg:y="8.969cm">
          <draw:text-box>
            <text:p text:style-name="P16"><text:span text:style-name="T11">LF</text:span></text:p>
            <text:p text:style-name="P16"><text:span text:style-name="T11">i$</text:span></text:p>
            <text:p text:style-name="P16"><text:span text:style-name="T11">pi</text:span></text:p>
            <text:p text:style-name="P16"><text:span text:style-name="T11">si</text:span></text:p>
            <text:p text:style-name="P16"><text:span text:style-name="T11">si</text:span></text:p>
            <text:p text:style-name="P16"><text:span text:style-name="T11">mi</text:span></text:p>
            <text:p text:style-name="P16"><text:span text:style-name="T11">$m</text:span></text:p>
            <text:p text:style-name="P16"><text:span text:style-name="T11">pp</text:span></text:p>
            <text:p text:style-name="P16"><text:span text:style-name="T11">ip</text:span></text:p>
            <text:p text:style-name="P16"><text:span text:style-name="T11">ss</text:span></text:p>
            <text:p text:style-name="P16"><text:span text:style-name="T11">ss</text:span></text:p>
            <text:p text:style-name="P16"><text:span text:style-name="T11">is</text:span></text:p>
            <text:p text:style-name="P16"><text:span text:style-name="T11">is</text:span></text:p>
          </draw:text-box>
        </draw:frame>
        <draw:frame draw:style-name="gr12" draw:text-style-name="P22" draw:layer="layout" svg:width="2.916cm" svg:height="11.152cm" svg:x="19.802cm" svg:y="8.969cm">
          <draw:text-box>
            <text:p text:style-name="P16"><text:span text:style-name="T10">F</text:span></text:p>
            <text:p text:style-name="P16"><text:span text:style-name="T10">$m</text:span></text:p>
            <text:p text:style-name="P16"><text:span text:style-name="T10">i$</text:span></text:p>
            <text:p text:style-name="P16"><text:span text:style-name="T10">ip</text:span></text:p>
            <text:p text:style-name="P16"><text:span text:style-name="T10">is</text:span></text:p>
            <text:p text:style-name="P16"><text:span text:style-name="T10">is</text:span></text:p>
            <text:p text:style-name="P16"><text:span text:style-name="T10">mi</text:span></text:p>
            <text:p text:style-name="P16"><text:span text:style-name="T10">pi</text:span></text:p>
            <text:p text:style-name="P16"><text:span text:style-name="T10">pp</text:span></text:p>
            <text:p text:style-name="P16"><text:span text:style-name="T10">si</text:span></text:p>
            <text:p text:style-name="P16"><text:span text:style-name="T10">si</text:span></text:p>
            <text:p text:style-name="P16"><text:span text:style-name="T10">ss</text:span></text:p>
            <text:p text:style-name="P16"><text:span text:style-name="T10">ss</text:span></text:p>
          </draw:text-box>
        </draw:frame>
        <draw:line draw:style-name="gr5" draw:text-style-name="P20" draw:layer="layout" svg:x1="16.676cm" svg:y1="14.786cm" svg:x2="18.708cm" svg:y2="14.786cm">
          <text:p/>
        </draw:line>
        <draw:frame draw:style-name="gr13" draw:text-style-name="P23" draw:layer="layout" svg:width="1.778cm" svg:height="0.962cm" svg:x="16.764cm" svg:y="13.616cm">
          <draw:text-box>
            <text:p>sor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9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bebo_5f_minimal" presentation:presentation-page-layout-name="AL2T1">
        <office:forms form:automatic-focus="false" form:apply-design-mode="false"/>
        <draw:frame presentation:style-name="pr15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Deciphering phase </text:span><text:span text:style-name="T6">(4)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 text:style-name="P11"><text:span text:style-name="T7">Take the 3-mer made of the first 2 columns + `</text:span><text:span text:style-name="T9">L</text:span><text:span text:style-name="T7">`</text:span></text:p>
              </text:list-item>
              <text:list-item>
                <text:p text:style-name="P11"><text:span text:style-name="T19">Sort lexicographically → first 3 columns original matrix!</text:span></text:p>
              </text:list-item>
            </text:list>
          </draw:text-box>
        </draw:frame>
        <draw:frame draw:style-name="gr14" draw:text-style-name="P18" draw:layer="layout" svg:width="8.636cm" svg:height="11.152cm" svg:x="3.302cm" svg:y="8.969cm">
          <draw:text-box>
            <text:p text:style-name="P16"><text:span text:style-name="T10">F</text:span><text:span text:style-name="T11"> <text:s text:c="9"/>L</text:span></text:p>
            <text:p text:style-name="P21"><text:span text:style-name="T15">$m</text:span><text:span text:style-name="T21">i</text:span><text:span text:style-name="T17">ssissipp</text:span><text:span text:style-name="T18">i</text:span></text:p>
            <text:p text:style-name="P21"><text:span text:style-name="T15">i$m</text:span><text:span text:style-name="T17">ississip</text:span><text:span text:style-name="T18">p</text:span></text:p>
            <text:p text:style-name="P21"><text:span text:style-name="T15">ipp</text:span><text:span text:style-name="T17">i$missis</text:span><text:span text:style-name="T18">s</text:span></text:p>
            <text:p text:style-name="P21"><text:span text:style-name="T15">iss</text:span><text:span text:style-name="T17">ippi$mis</text:span><text:span text:style-name="T18">s</text:span></text:p>
            <text:p text:style-name="P21"><text:span text:style-name="T15">iss</text:span><text:span text:style-name="T17">issippi$</text:span><text:span text:style-name="T18">m</text:span></text:p>
            <text:p text:style-name="P21"><text:span text:style-name="T15">mis</text:span><text:span text:style-name="T17">sissippi</text:span><text:span text:style-name="T18">$</text:span></text:p>
            <text:p text:style-name="P21"><text:span text:style-name="T15">pi$</text:span><text:span text:style-name="T17">mississi</text:span><text:span text:style-name="T18">p</text:span></text:p>
            <text:p text:style-name="P21"><text:span text:style-name="T15">ppi</text:span><text:span text:style-name="T17">$mississ</text:span><text:span text:style-name="T18">i</text:span></text:p>
            <text:p text:style-name="P21"><text:span text:style-name="T15">sip</text:span><text:span text:style-name="T17">pi$missi</text:span><text:span text:style-name="T18">s</text:span></text:p>
            <text:p text:style-name="P21"><text:span text:style-name="T15">sis</text:span><text:span text:style-name="T17">sippi$mi</text:span><text:span text:style-name="T18">s</text:span></text:p>
            <text:p text:style-name="P21"><text:span text:style-name="T15">ssi</text:span><text:span text:style-name="T17">ppi$miss</text:span><text:span text:style-name="T18">i</text:span></text:p>
            <text:p text:style-name="P21"><text:span text:style-name="T15">ssi</text:span><text:span text:style-name="T17">ssippi$m</text:span><text:span text:style-name="T18">i</text:span></text:p>
          </draw:text-box>
        </draw:frame>
        <draw:line draw:style-name="gr5" draw:text-style-name="P20" draw:layer="layout" svg:x1="11.176cm" svg:y1="14.786cm" svg:x2="13.208cm" svg:y2="14.786cm">
          <text:p/>
        </draw:line>
        <draw:frame draw:style-name="gr15" draw:text-style-name="P18" draw:layer="layout" svg:width="2.916cm" svg:height="11.152cm" svg:x="14.102cm" svg:y="8.969cm">
          <draw:text-box>
            <text:p text:style-name="P16"><text:span text:style-name="T11">LF</text:span></text:p>
            <text:p text:style-name="P16"><text:span text:style-name="T11">i$m</text:span></text:p>
            <text:p text:style-name="P16"><text:span text:style-name="T11">pi$</text:span></text:p>
            <text:p text:style-name="P16"><text:span text:style-name="T11">sip</text:span></text:p>
            <text:p text:style-name="P16"><text:span text:style-name="T11">sis</text:span></text:p>
            <text:p text:style-name="P16"><text:span text:style-name="T11">mis</text:span></text:p>
            <text:p text:style-name="P16"><text:span text:style-name="T11">$mi</text:span></text:p>
            <text:p text:style-name="P16"><text:span text:style-name="T11">ppi</text:span></text:p>
            <text:p text:style-name="P16"><text:span text:style-name="T11">ipp</text:span></text:p>
            <text:p text:style-name="P16"><text:span text:style-name="T11">ssi</text:span></text:p>
            <text:p text:style-name="P16"><text:span text:style-name="T11">ssi</text:span></text:p>
            <text:p text:style-name="P16"><text:span text:style-name="T11">iss</text:span></text:p>
            <text:p text:style-name="P16"><text:span text:style-name="T11">iss</text:span></text:p>
          </draw:text-box>
        </draw:frame>
        <draw:frame draw:style-name="gr16" draw:text-style-name="P22" draw:layer="layout" svg:width="2.916cm" svg:height="11.152cm" svg:x="19.802cm" svg:y="8.969cm">
          <draw:text-box>
            <text:p text:style-name="P16"><text:span text:style-name="T10">F</text:span></text:p>
            <text:p text:style-name="P16"><text:span text:style-name="T10">$mi</text:span></text:p>
            <text:p text:style-name="P16"><text:span text:style-name="T10">i$m</text:span></text:p>
            <text:p text:style-name="P16"><text:span text:style-name="T10">ipp</text:span></text:p>
            <text:p text:style-name="P16"><text:span text:style-name="T10">iss</text:span></text:p>
            <text:p text:style-name="P16"><text:span text:style-name="T10">iss</text:span></text:p>
            <text:p text:style-name="P16"><text:span text:style-name="T10">mis</text:span></text:p>
            <text:p text:style-name="P16"><text:span text:style-name="T10">pi$</text:span></text:p>
            <text:p text:style-name="P16"><text:span text:style-name="T10">ppi</text:span></text:p>
            <text:p text:style-name="P16"><text:span text:style-name="T10">sip</text:span></text:p>
            <text:p text:style-name="P16"><text:span text:style-name="T10">sis</text:span></text:p>
            <text:p text:style-name="P16"><text:span text:style-name="T10">ssi</text:span></text:p>
            <text:p text:style-name="P16"><text:span text:style-name="T10">ssi</text:span></text:p>
          </draw:text-box>
        </draw:frame>
        <draw:line draw:style-name="gr5" draw:text-style-name="P20" draw:layer="layout" svg:x1="16.676cm" svg:y1="14.786cm" svg:x2="18.708cm" svg:y2="14.786cm">
          <text:p/>
        </draw:line>
        <draw:frame draw:style-name="gr13" draw:text-style-name="P23" draw:layer="layout" svg:width="1.778cm" svg:height="0.962cm" svg:x="16.764cm" svg:y="13.616cm">
          <draw:text-box>
            <text:p>sort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0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bebo_5f_minimal" presentation:presentation-page-layout-name="AL2T1">
        <office:forms form:automatic-focus="false" form:apply-design-mode="false"/>
        <draw:frame presentation:style-name="pr16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Deciphering phase </text:span><text:span text:style-name="T6">(5)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 text:style-name="P11"><text:span text:style-name="T7">Repeat until the original matrix is complete</text:span></text:p>
              </text:list-item>
              <text:list-item>
                <text:p text:style-name="P11"><text:span text:style-name="T7">The string `</text:span><text:span text:style-name="T9">S</text:span><text:span text:style-name="T7">` is the one ending with `</text:span><text:span text:style-name="T9">$</text:span><text:span text:style-name="T7">`</text:span></text:p>
                <text:p text:style-name="P11"><text:span text:style-name="T7"/></text:p>
              </text:list-item>
              <text:list-item>
                <text:p text:style-name="P11"><text:span text:style-name="T19">Simple approach, but poor performances:</text:span></text:p>
                <text:list>
                  <text:list-item>
                    <text:p text:style-name="P9"><text:span text:style-name="T20">O(N</text:span><text:span text:style-name="T22">2</text:span><text:span text:style-name="T20">)</text:span><text:span text:style-name="T19"> </text:span><text:span text:style-name="T23">space</text:span><text:span text:style-name="T19"> consumption for storing the </text:span><text:span text:style-name="T20">N</text:span><text:span text:style-name="T22">2</text:span><text:span text:style-name="T19"> matrix</text:span></text:p>
                  </text:list-item>
                  <text:list-item>
                    <text:p text:style-name="P9"><text:span text:style-name="T20">O(N</text:span><text:span text:style-name="T22">2 </text:span><text:span text:style-name="T20">logN)</text:span><text:span text:style-name="T19"> computations: </text:span><text:span text:style-name="T20">N</text:span><text:span text:style-name="T19"> </text:span><text:span text:style-name="T23">k</text:span><text:span text:style-name="T19">-mers sorting operations </text:span><text:span text:style-name="T19">with a </text:span><text:span text:style-name="T20">O(logN)</text:span><text:span text:style-name="T19"> sorting algorithm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1" presentation:class="page"/>
          <draw:frame presentation:style-name="pr4" draw:text-style-name="P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bebo_5f_minimal" presentation:presentation-page-layout-name="AL2T1">
        <office:forms form:automatic-focus="false" form:apply-design-mode="false"/>
        <draw:frame presentation:style-name="pr17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Deciphering phase - </text:span><text:span text:style-name="T6">improvements (1)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 text:style-name="P11"><text:span text:style-name="T19">Curious </text:span><text:span text:style-name="T23">first-last</text:span><text:span text:style-name="T19"> property:</text:span></text:p>
              </text:list-item>
              <text:list-item>
                <text:p text:style-name="P11"><text:span text:style-name="T19">The </text:span><text:span text:style-name="T23">relative</text:span><text:span text:style-name="T19"> order in the group of same letters is </text:span><text:span text:style-name="T19">preserved: observe, e.g., the relative order of the `</text:span><text:span text:style-name="T20">i</text:span><text:span text:style-name="T19">`’s</text:span></text:p>
              </text:list-item>
            </text:list>
          </draw:text-box>
        </draw:frame>
        <draw:frame draw:style-name="gr17" draw:text-style-name="P26" draw:layer="layout" svg:width="8.636cm" svg:height="11.177cm" svg:x="3.302cm" svg:y="8.969cm">
          <draw:text-box>
            <text:p text:style-name="P24"><text:span text:style-name="T24">F</text:span><text:span text:style-name="T25"> <text:s/></text:span><text:span text:style-name="T11"><text:s text:c="10"/>L</text:span></text:p>
            <text:p text:style-name="P24"><text:span text:style-name="T24">$</text:span><text:span text:style-name="T25"> <text:s/></text:span><text:span text:style-name="T16">mississipp</text:span><text:span text:style-name="T26">i</text:span><text:span text:style-name="T27">1</text:span></text:p>
            <text:p text:style-name="P25"><text:span text:style-name="T28">i</text:span><text:span text:style-name="T29">1 </text:span><text:span text:style-name="T30">$mississip</text:span><text:span text:style-name="T31">p</text:span><text:span text:style-name="T32">1</text:span></text:p>
            <text:p text:style-name="P25"><text:span text:style-name="T28">i</text:span><text:span text:style-name="T29">2 </text:span><text:span text:style-name="T30">ppi$missis</text:span><text:span text:style-name="T31">s</text:span><text:span text:style-name="T32">1</text:span></text:p>
            <text:p text:style-name="P25"><text:span text:style-name="T28">i</text:span><text:span text:style-name="T29">3 </text:span><text:span text:style-name="T30">ssippi$mis</text:span><text:span text:style-name="T31">s</text:span><text:span text:style-name="T32">2</text:span></text:p>
            <text:p text:style-name="P25"><text:span text:style-name="T28">i</text:span><text:span text:style-name="T29">4 </text:span><text:span text:style-name="T30">ssissippi$</text:span><text:span text:style-name="T31">m</text:span><text:span text:style-name="T32">1</text:span></text:p>
            <text:p text:style-name="P25"><text:span text:style-name="T31">m</text:span><text:span text:style-name="T32">1 </text:span><text:span text:style-name="T30">ississippi</text:span><text:span text:style-name="T33">$</text:span></text:p>
            <text:p text:style-name="P25"><text:span text:style-name="T31">p</text:span><text:span text:style-name="T32">1 </text:span><text:span text:style-name="T30">i$mississi</text:span><text:span text:style-name="T31">p</text:span><text:span text:style-name="T32">2</text:span></text:p>
            <text:p text:style-name="P25"><text:span text:style-name="T31">p</text:span><text:span text:style-name="T32">2 </text:span><text:span text:style-name="T30">pi$mississ</text:span><text:span text:style-name="T28">i</text:span><text:span text:style-name="T29">2</text:span></text:p>
            <text:p text:style-name="P25"><text:span text:style-name="T31">s</text:span><text:span text:style-name="T32">1 </text:span><text:span text:style-name="T30">ippi$missi</text:span><text:span text:style-name="T31">s</text:span><text:span text:style-name="T32">3</text:span></text:p>
            <text:p text:style-name="P25"><text:span text:style-name="T31">s</text:span><text:span text:style-name="T32">2 </text:span><text:span text:style-name="T30">issippi$mi</text:span><text:span text:style-name="T31">s</text:span><text:span text:style-name="T32">4</text:span></text:p>
            <text:p text:style-name="P25"><text:span text:style-name="T31">s</text:span><text:span text:style-name="T32">3 </text:span><text:span text:style-name="T30">sippi$miss</text:span><text:span text:style-name="T28">i</text:span><text:span text:style-name="T29">3</text:span><text:span text:style-name="T32"> </text:span></text:p>
            <text:p text:style-name="P25"><text:span text:style-name="T31">s</text:span><text:span text:style-name="T32">4 </text:span><text:span text:style-name="T30">sissippi$m</text:span><text:span text:style-name="T28">i</text:span><text:span text:style-name="T29">4</text:span></text:p>
          </draw:text-box>
        </draw:frame>
        <draw:frame draw:style-name="gr18" draw:text-style-name="P27" draw:layer="layout" svg:width="11.207cm" svg:height="9.97cm" svg:x="14.986cm" svg:y="9.434cm">
          <draw:text-box>
            <text:p><text:span text:style-name="T34">Proof:</text:span></text:p>
            <text:list text:style-name="L4">
              <text:list-item>
                <text:p><text:span text:style-name="T34">consider rows starting with a </text:span><text:span text:style-name="T34">specific letter</text:span></text:p>
              </text:list-item>
              <text:list-item>
                <text:p><text:span text:style-name="T34">delete the first letter, the </text:span><text:span text:style-name="T34">columns are still sorted</text:span></text:p>
              </text:list-item>
              <text:list-item>
                <text:p><text:span text:style-name="T34">apply those first letter after `L`, </text:span><text:span text:style-name="T34">columns are still sorted</text:span></text:p>
              </text:list-item>
              <text:list-item>
                <text:p><text:span text:style-name="T34">these new rows are available </text:span><text:span text:style-name="T34">inside the matrix, and they are </text:span><text:span text:style-name="T34">still sorted relatively to one </text:span><text:span text:style-name="T34">another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2" presentation:class="page"/>
          <draw:frame presentation:style-name="pr4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ebo_5f_minimal" presentation:presentation-page-layout-name="AL2T1">
        <office:forms form:automatic-focus="false" form:apply-design-mode="false"/>
        <draw:frame presentation:style-name="pr18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Deciphering phase - </text:span><text:span text:style-name="T6">improvements (2)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 text:style-name="P11"><text:span text:style-name="T19">Start from the EOL symbol `</text:span><text:span text:style-name="T20">$</text:span><text:span text:style-name="T19">` in `</text:span><text:span text:style-name="T20">F</text:span><text:span text:style-name="T19">`, go backwards into </text:span><text:span text:style-name="T19">`</text:span><text:span text:style-name="T20">L</text:span><text:span text:style-name="T19">`: find `</text:span><text:span text:style-name="T20">i</text:span><text:span text:style-name="T35">1</text:span><text:span text:style-name="T19">`</text:span></text:p>
              </text:list-item>
              <text:list-item>
                <text:p text:style-name="P11"><text:span text:style-name="T19">Search for `</text:span><text:span text:style-name="T20">i</text:span><text:span text:style-name="T35">1</text:span><text:span text:style-name="T19">` in `</text:span><text:span text:style-name="T20">F</text:span><text:span text:style-name="T19">`, go backwards in `</text:span><text:span text:style-name="T20">L</text:span><text:span text:style-name="T19">` and find `</text:span><text:span text:style-name="T20">p</text:span><text:span text:style-name="T35">1</text:span><text:span text:style-name="T19">`</text:span></text:p>
              </text:list-item>
            </text:list>
          </draw:text-box>
        </draw:frame>
        <draw:frame draw:style-name="gr19" draw:text-style-name="P26" draw:layer="layout" svg:width="8.636cm" svg:height="11.177cm" svg:x="3.302cm" svg:y="8.969cm">
          <draw:text-box>
            <text:p text:style-name="P24"><text:span text:style-name="T24">F</text:span><text:span text:style-name="T25"> <text:s/></text:span><text:span text:style-name="T11"><text:s text:c="10"/>L</text:span></text:p>
            <text:p text:style-name="P24"><text:span text:style-name="T26">$</text:span><text:span text:style-name="T25"> <text:s/></text:span><text:span text:style-name="T16">mississipp</text:span><text:span text:style-name="T26">i</text:span><text:span text:style-name="T27">1</text:span></text:p>
            <text:p text:style-name="P25"><text:span text:style-name="T28">i</text:span><text:span text:style-name="T29">1 </text:span><text:span text:style-name="T30">$mississip</text:span><text:span text:style-name="T28">p</text:span><text:span text:style-name="T29">1</text:span></text:p>
            <text:p text:style-name="P25"><text:span text:style-name="T31">i</text:span><text:span text:style-name="T32">2 </text:span><text:span text:style-name="T30">ppi$missis</text:span><text:span text:style-name="T31">s</text:span><text:span text:style-name="T32">1</text:span></text:p>
            <text:p text:style-name="P25"><text:span text:style-name="T31">i</text:span><text:span text:style-name="T32">3 </text:span><text:span text:style-name="T30">ssippi$mis</text:span><text:span text:style-name="T31">s</text:span><text:span text:style-name="T32">2</text:span></text:p>
            <text:p text:style-name="P25"><text:span text:style-name="T31">i</text:span><text:span text:style-name="T32">4 </text:span><text:span text:style-name="T30">ssissippi$</text:span><text:span text:style-name="T31">m</text:span><text:span text:style-name="T32">1</text:span></text:p>
            <text:p text:style-name="P25"><text:span text:style-name="T31">m</text:span><text:span text:style-name="T32">1 </text:span><text:span text:style-name="T30">ississippi</text:span><text:span text:style-name="T33">$</text:span></text:p>
            <text:p text:style-name="P25"><text:span text:style-name="T31">p</text:span><text:span text:style-name="T32">1 </text:span><text:span text:style-name="T30">i$mississi</text:span><text:span text:style-name="T31">p</text:span><text:span text:style-name="T32">2</text:span></text:p>
            <text:p text:style-name="P25"><text:span text:style-name="T31">p</text:span><text:span text:style-name="T32">2 </text:span><text:span text:style-name="T30">pi$mississ</text:span><text:span text:style-name="T31">i</text:span><text:span text:style-name="T32">2</text:span></text:p>
            <text:p text:style-name="P25"><text:span text:style-name="T31">s</text:span><text:span text:style-name="T32">1 </text:span><text:span text:style-name="T30">ippi$missi</text:span><text:span text:style-name="T31">s</text:span><text:span text:style-name="T32">3</text:span></text:p>
            <text:p text:style-name="P25"><text:span text:style-name="T31">s</text:span><text:span text:style-name="T32">2 </text:span><text:span text:style-name="T30">issippi$mi</text:span><text:span text:style-name="T31">s</text:span><text:span text:style-name="T32">4</text:span></text:p>
            <text:p text:style-name="P25"><text:span text:style-name="T31">s</text:span><text:span text:style-name="T32">3 </text:span><text:span text:style-name="T30">sippi$miss</text:span><text:span text:style-name="T31">i</text:span><text:span text:style-name="T32">3 </text:span></text:p>
            <text:p text:style-name="P25"><text:span text:style-name="T31">s</text:span><text:span text:style-name="T32">4 </text:span><text:span text:style-name="T30">sissippi$m</text:span><text:span text:style-name="T31">i</text:span><text:span text:style-name="T32">4</text:span></text:p>
          </draw:text-box>
        </draw:frame>
        <draw:frame draw:style-name="gr20" draw:text-style-name="P29" draw:layer="layout" svg:width="12.192cm" svg:height="2.032cm" svg:x="14.732cm" svg:y="11.938cm">
          <draw:text-box>
            <text:p><text:span text:style-name="T9">S = .........</text:span><text:span text:style-name="T36">p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3" presentation:class="page"/>
          <draw:frame presentation:style-name="pr4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ebo_5f_minimal" presentation:presentation-page-layout-name="AL2T1">
        <office:forms form:automatic-focus="false" form:apply-design-mode="false"/>
        <draw:frame presentation:style-name="pr19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Deciphering phase - </text:span><text:span text:style-name="T6">improvements (3)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 text:style-name="P11"><text:span text:style-name="T19">Search for `</text:span><text:span text:style-name="T20">p</text:span><text:span text:style-name="T35">1</text:span><text:span text:style-name="T19">` in `</text:span><text:span text:style-name="T20">F</text:span><text:span text:style-name="T19">`, go backwards in `</text:span><text:span text:style-name="T20">L</text:span><text:span text:style-name="T19">` and find `</text:span><text:span text:style-name="T20">p</text:span><text:span text:style-name="T35">2</text:span><text:span text:style-name="T19">`</text:span></text:p>
              </text:list-item>
              <text:list-item>
                <text:p text:style-name="P11"><text:span text:style-name="T19">Search for `</text:span><text:span text:style-name="T20">p</text:span><text:span text:style-name="T35">2</text:span><text:span text:style-name="T19">` in `</text:span><text:span text:style-name="T20">F</text:span><text:span text:style-name="T19">`, go backwards in `</text:span><text:span text:style-name="T20">L</text:span><text:span text:style-name="T19">` and find `</text:span><text:span text:style-name="T20">i</text:span><text:span text:style-name="T35">2</text:span><text:span text:style-name="T19">`</text:span></text:p>
              </text:list-item>
            </text:list>
          </draw:text-box>
        </draw:frame>
        <draw:frame draw:style-name="gr21" draw:text-style-name="P26" draw:layer="layout" svg:width="8.636cm" svg:height="11.177cm" svg:x="3.302cm" svg:y="8.969cm">
          <draw:text-box>
            <text:p text:style-name="P24"><text:span text:style-name="T24">F</text:span><text:span text:style-name="T25"> <text:s/></text:span><text:span text:style-name="T11"><text:s text:c="10"/>L</text:span></text:p>
            <text:p text:style-name="P24"><text:span text:style-name="T37">$</text:span><text:span text:style-name="T25"> <text:s/></text:span><text:span text:style-name="T16">mississipp</text:span><text:span text:style-name="T37">i</text:span><text:span text:style-name="T38">1</text:span></text:p>
            <text:p text:style-name="P25"><text:span text:style-name="T39">i</text:span><text:span text:style-name="T32">1 </text:span><text:span text:style-name="T30">$mississip</text:span><text:span text:style-name="T39">p</text:span><text:span text:style-name="T32">1</text:span></text:p>
            <text:p text:style-name="P25"><text:span text:style-name="T31">i</text:span><text:span text:style-name="T32">2 </text:span><text:span text:style-name="T30">ppi$missis</text:span><text:span text:style-name="T31">s</text:span><text:span text:style-name="T32">1</text:span></text:p>
            <text:p text:style-name="P25"><text:span text:style-name="T31">i</text:span><text:span text:style-name="T32">3 </text:span><text:span text:style-name="T30">ssippi$mis</text:span><text:span text:style-name="T31">s</text:span><text:span text:style-name="T32">2</text:span></text:p>
            <text:p text:style-name="P25"><text:span text:style-name="T31">i</text:span><text:span text:style-name="T32">4 </text:span><text:span text:style-name="T30">ssissippi$</text:span><text:span text:style-name="T31">m</text:span><text:span text:style-name="T32">1</text:span></text:p>
            <text:p text:style-name="P25"><text:span text:style-name="T31">m</text:span><text:span text:style-name="T32">1 </text:span><text:span text:style-name="T30">ississippi</text:span><text:span text:style-name="T33">$</text:span></text:p>
            <text:p text:style-name="P25"><text:span text:style-name="T28">p</text:span><text:span text:style-name="T29">1 </text:span><text:span text:style-name="T30">i$mississi</text:span><text:span text:style-name="T28">p</text:span><text:span text:style-name="T29">2</text:span></text:p>
            <text:p text:style-name="P25"><text:span text:style-name="T28">p</text:span><text:span text:style-name="T29">2 </text:span><text:span text:style-name="T30">pi$mississ</text:span><text:span text:style-name="T28">i</text:span><text:span text:style-name="T29">2</text:span></text:p>
            <text:p text:style-name="P25"><text:span text:style-name="T31">s</text:span><text:span text:style-name="T32">1 </text:span><text:span text:style-name="T30">ippi$missi</text:span><text:span text:style-name="T31">s</text:span><text:span text:style-name="T32">3</text:span></text:p>
            <text:p text:style-name="P25"><text:span text:style-name="T31">s</text:span><text:span text:style-name="T32">2 </text:span><text:span text:style-name="T30">issippi$mi</text:span><text:span text:style-name="T31">s</text:span><text:span text:style-name="T32">4</text:span></text:p>
            <text:p text:style-name="P25"><text:span text:style-name="T31">s</text:span><text:span text:style-name="T32">3 </text:span><text:span text:style-name="T30">sippi$miss</text:span><text:span text:style-name="T31">i</text:span><text:span text:style-name="T32">3 </text:span></text:p>
            <text:p text:style-name="P25"><text:span text:style-name="T31">s</text:span><text:span text:style-name="T32">4 </text:span><text:span text:style-name="T30">sissippi$m</text:span><text:span text:style-name="T31">i</text:span><text:span text:style-name="T32">4</text:span></text:p>
          </draw:text-box>
        </draw:frame>
        <draw:frame draw:style-name="gr20" draw:text-style-name="P29" draw:layer="layout" svg:width="12.192cm" svg:height="2.032cm" svg:x="14.732cm" svg:y="11.938cm">
          <draw:text-box>
            <text:p><text:span text:style-name="T9">S = .......</text:span><text:span text:style-name="T36">ippi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4" presentation:class="page"/>
          <draw:frame presentation:style-name="pr4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ebo_5f_minimal" presentation:presentation-page-layout-name="AL2T1">
        <office:forms form:automatic-focus="false" form:apply-design-mode="false"/>
        <draw:frame presentation:style-name="pr20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Deciphering phase - </text:span><text:span text:style-name="T6">improvements (4)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 text:style-name="P11"><text:span text:style-name="T19">No need to rebuild the original matrix</text:span></text:p>
              </text:list-item>
              <text:list-item>
                <text:p text:style-name="P11"><text:span text:style-name="T19">Linear memory consumption: </text:span><text:span text:style-name="T20">2 N</text:span><text:span text:style-name="T40"> → </text:span><text:span text:style-name="T20">O(N)</text:span></text:p>
              </text:list-item>
              <text:list-item>
                <text:p text:style-name="P11"><text:span text:style-name="T19">Linear number of computations to build the 2 first-last </text:span><text:span text:style-name="T19">array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5" presentation:class="page"/>
          <draw:frame presentation:style-name="pr4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bebo_5f_minimal" presentation:presentation-page-layout-name="AL2T1">
        <office:forms form:automatic-focus="false" form:apply-design-mode="false"/>
        <draw:frame presentation:style-name="pr21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Relevant </text:span><text:span text:style-name="T6">compression </text:span><text:span text:style-name="T6">techniques (1)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 text:style-name="P11"><text:span text:style-name="T23">Move-to-front transform</text:span><text:span text:style-name="T19"> encoding can be applied after </text:span><text:span text:style-name="T19">BWT and can improve Index Coincidence</text:span></text:p>
              </text:list-item>
              <text:list-item>
                <text:p text:style-name="P11"><text:span text:style-name="T19">using the alphabet </text:span><text:span text:style-name="T20">a..z</text:span><text:span text:style-name="T19">, take a string (e.g., <text:s/></text:span><text:span text:style-name="T19"><text:line-break/></text:span><text:span text:style-name="T19">`S = </text:span><text:span text:style-name="T20">ipssm$pissii</text:span><text:span text:style-name="T19">` ), note the index of each element</text:span></text:p>
                <text:p text:style-name="P11"><text:span text:style-name="T19">but also modify the alphabet by moving to the front the last </text:span><text:span text:style-name="T19">char of the alphabet used</text:span></text:p>
              </text:list-item>
              <text:list-item>
                <text:p text:style-name="P11"><text:span text:style-name="T19">There will be lots of low index values</text:span></text:p>
              </text:list-item>
            </text:list>
          </draw:text-box>
        </draw:frame>
        <draw:frame draw:style-name="gr22" draw:text-style-name="P30" draw:layer="layout" svg:width="21.59cm" svg:height="2.032cm" svg:x="3.205cm" svg:y="15.602cm">
          <draw:text-box>
            <text:p text:style-name="P6"><text:span text:style-name="T41">MTF(S, “a..z+$”) = [8, 15, 18, </text:span><text:span text:style-name="T41">0, 14, 26, 3, 4, 4, 0, 1, 0]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6" presentation:class="page"/>
          <draw:frame presentation:style-name="pr4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ebo_5f_minimal" presentation:presentation-page-layout-name="AL2T1">
        <office:forms form:automatic-focus="false" form:apply-design-mode="false"/>
        <draw:frame presentation:style-name="pr22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Relevant </text:span><text:span text:style-name="T6">compression </text:span><text:span text:style-name="T6">techniques (2)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>An encoded `<text:span text:style-name="T42">L</text:span>` string can be compressed with, e.g., <text:span text:style-name="T43">run-length encoding</text:span>.</text:p>
              </text:list-item>
              <text:list-item>
                <text:p>For long strings, it reduces the memory needed, especially with short alphabets (e.g., DNA strings)</text:p>
              </text:list-item>
            </text:list>
          </draw:text-box>
        </draw:frame>
        <draw:frame draw:style-name="gr23" draw:text-style-name="P7" draw:layer="layout" svg:width="24.13cm" svg:height="2.286cm" svg:x="1.935cm" svg:y="14.478cm">
          <draw:text-box>
            <text:list text:style-name="L1">
              <text:list-header>
                <text:p text:style-name="P6"><text:span text:style-name="T44">RLE('ipssm$pissii') = </text:span><text:span text:style-name="T44">i1 p1 s2 m1 $1 p1 s2 </text:span><text:span text:style-name="T44">i2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7" presentation:class="page"/>
          <draw:frame presentation:style-name="pr4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ebo_5f_minimal" presentation:presentation-page-layout-name="AL2T1">
        <office:forms form:automatic-focus="false" form:apply-design-mode="false"/>
        <draw:frame draw:style-name="gr24" draw:text-style-name="P33" draw:layer="layout" svg:width="25.019cm" svg:height="11.079cm" svg:x="1.905cm" svg:y="10.052cm">
          <draw:text-box>
            <text:p text:style-name="P31"><text:span text:style-name="T45">mlpeeHehhemmigsdmgrgfmeeeeeeetmierpvttpsss</text:span><text:span text:style-name="T45">HHchcmthllltlrrcvivfnteleDeMMMMMMMMwlphmwh</text:span><text:span text:style-name="T45">hmMhpwchtwmmempwWrWwrrWrtlcehhsthhhhhhh</text:span><text:span text:style-name="T45">hhhhhhhbwwwwtlttrbfhhHfrrrrrrsmeHeerllwdmldwtw</text:span><text:span text:style-name="T45">wdrmmibrmumiuannnnonirnrnaieutiuiiuaiiiutttrsiiaie</text:span><text:span text:style-name="T45">seieaienaa'eeeoleen'nennnlnninna'n'annineno'a'n</text:span><text:span text:style-name="T45">nannoiiinonnnnnne''n'nnnnnno'oreneanseiiidnnoel</text:span><text:span text:style-name="T45">nnnrsvthhhhchhrltrlnhuhcnhmhhhlmlggchmskhhhh</text:span><text:span text:style-name="T45">mvslhsgshrtkhhhhhhhhhrhbctspmdvgcehhnkthhhh</text:span><text:span text:style-name="T45">hhhHsheebrhmmhhrhrhkkkkdrlktggukbhshchhmc </text:span><text:span text:style-name="T45">nmtdlrfrrercsyltgkmPdhddurpppppsfpp lwhhr </text:span><text:span text:style-name="T45">rjrtidigtvmtdlchhhSwtbhriBbrfsesbwWtWfferld </text:span><text:span text:style-name="T45">vvvzmh'vehmtufDst </text:span><text:span text:style-name="T45">tmvrNhhpbhvhrhhwdBBBBBBhihh hhhtuttg </text:span><text:span text:style-name="T45">svtmmmoodvtyrhdrrlli uujlilepggmmremrii d </text:span><text:span text:style-name="T45">oooooooooeoOoooooooooOOoofol i r fooin ee n </text:span><text:span text:style-name="T45">nnnnnnnnnnn </text:span><text:span text:style-name="T45">aAnaaarrnanooiuiiiiuiiiiinoiiccc</text:span><text:span text:style-name="T46">t</text:span><text:span text:style-name="T45">gc</text:span><text:span text:style-name="T46">tt</text:span><text:span text:style-name="T45">c</text:span><text:span text:style-name="T46">t</text:span><text:span text:style-name="T45">c</text:span><text:span text:style-name="T46">t</text:span><text:span text:style-name="T45">c</text:span><text:span text:style-name="T46">t</text:span><text:span text:style-name="T45">cc</text:span><text:span text:style-name="T46">tt</text:span><text:span text:style-name="T45">cg</text:span><text:span text:style-name="T46">tt</text:span><text:span text:style-name="T45">c</text:span><text:span text:style-name="T46">tt</text:span><text:span text:style-name="T45">c</text:span><text:span text:style-name="T46">tt</text:span><text:span text:style-name="T45">cccc</text:span><text:span text:style-name="T46">t</text:span><text:span text:style-name="T45">ccSWT</text:span><text:span text:style-name="T46">tt</text:span><text:span text:style-name="T45">T</text:span><text:span text:style-name="T46">t</text:span><text:span text:style-name="T45">WwW</text:span><text:span text:style-name="T46">ttt</text:span><text:span text:style-name="T45">T</text:span><text:span text:style-name="T46">ttttttttttttt</text:span><text:span text:style-name="T45">T</text:span><text:span text:style-name="T46">ttttttttttttttttttttt</text:span><text:span text:style-name="T45">T</text:span><text:span text:style-name="T46">tttttt</text:span><text:span text:style-name="T46">ttt</text:span><text:span text:style-name="T45">sWw</text:span><text:span text:style-name="T46">ttttt</text:span><text:span text:style-name="T45">sw</text:span><text:span text:style-name="T46">t</text:span><text:span text:style-name="T45">Tn</text:span><text:span text:style-name="T46">t</text:span><text:span text:style-name="T45">wwWwwwc</text:span><text:span text:style-name="T46">ttt</text:span><text:span text:style-name="T45">s</text:span><text:span text:style-name="T46">tt</text:span><text:span text:style-name="T45">T</text:span><text:span text:style-name="T46">tttttttttt</text:span><text:span text:style-name="T45">wWwcttWw</text:span><text:span text:style-name="T45">wGT</text:span><text:span text:style-name="T46">ttttt</text:span><text:span text:style-name="T45">ggggggggTwWW</text:span><text:span text:style-name="T46">t</text:span><text:span text:style-name="T45">r</text:span><text:span text:style-name="T46">t</text:span><text:span text:style-name="T45">lgswhhhhhhsr</text:span><text:span text:style-name="T46">t</text:span><text:span text:style-name="T45">r</text:span><text:span text:style-name="T46">t</text:span><text:span text:style-name="T45">DaDDD</text:span><text:span text:style-name="T45">svrrfhf</text:span><text:span text:style-name="T46">t</text:span><text:span text:style-name="T45">doll</text:span><text:span text:style-name="T46">t</text:span><text:span text:style-name="T45">hnmnmmnresfflllllllw</text:span><text:span text:style-name="T46">t</text:span><text:span text:style-name="T45">oahl</text:span><text:span text:style-name="T46">tt</text:span><text:span text:style-name="T45">naa</text:span><text:span text:style-name="T46">tttt</text:span><text:span text:style-name="T45">mmKh</text:span><text:span text:style-name="T45">mdKkkKKbphhaao</text:span><text:span text:style-name="T46">ttttttt</text:span><text:span text:style-name="T45">nttlhaspfkhhhhhHThhhhhhh</text:span><text:span text:style-name="T45">hTh h hDruhlox s </text:span><text:span text:style-name="T45">erwwwWwwwWblltdebarsrcalnroaaonaaacraeiaiiiii</text:span><text:span text:style-name="T45">aoisloclllllalllallouousurabbcttbraspwtmmeaerccuaa</text:span><text:span text:style-name="T45">eeeieiaeeuaaobiufoitrroeioioonoiooaeaoaioaoroye</text:span><text:span text:style-name="T45">ooioooaaelsruooeiiioroelooeaieaeoeewaeaogioeaii</text:span><text:span text:style-name="T45">oieIIiioeIiIowirwgioooweeueiiiieaoaAaaaaAAaaaaa</text:span><text:span text:style-name="T45">aaaAaaaAaaaaaaaAaaiaaueoaaaooiuiiiuoiiiiiiiiaaia</text:span><text:span text:style-name="T45">iuiiieankkkkoaioeioaeaaiaeaUueueetStShtsSnnttttt</text:span><text:span text:style-name="T45">tttTtstttthsiiitsioooooGbDgtTlmtjmoopoPhrsrtrRcccs</text:span><text:span text:style-name="T45">sRcCsscccconiiipiwggrcimfGttllLLdcFfFHHHHHHH</text:span><text:span text:style-name="T45">HrHHHHfsmffffwwffspFFFFNNNthhhhhrmmMmmp</text:span><text:span text:style-name="T45">hlhnnnnnnnmmDd mhhyyhYrvrhwyc m </text:span><text:span text:style-name="T45">hsbithrcnnHnnNnt nrdrnumrme </text:span><text:span text:style-name="T45">ossssSppsmommsU aa m r miuemisn </text:span><text:span text:style-name="T45">naiaeueoeuoeuuueeuouuaauuuueeaa</text:span></text:p>
            <text:p text:style-name="P32"><text:span text:style-name="T43"><text:line-break/></text:span><text:span text:style-name="T47">BWT of ~700 words of Shakespeare’s Hamlet</text:span></text:p>
          </draw:text-box>
        </draw:frame>
        <draw:frame presentation:style-name="pr23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Effectiveness of </text:span><text:span text:style-name="T6">BWT</text:span></text:p>
          </draw:text-box>
        </draw:frame>
        <draw:frame presentation:style-name="pr6" draw:text-style-name="P14" draw:layer="layout" svg:width="25.199cm" svg:height="13.029cm" svg:x="1.4cm" svg:y="4.48cm" presentation:class="outline" presentation:user-transformed="true">
          <draw:text-box>
            <text:list text:style-name="L2">
              <text:list-item>
                <text:p>Example: Normal text contains many occurrences of the word `<text:span text:style-name="T42">the</text:span>`</text:p>
              </text:list-item>
              <text:list-item>
                <text:p>create the BWT matrix -&gt; lots of rows starting with `<text:span text:style-name="T42">he</text:span>` and ending with `<text:span text:style-name="T42">t</text:span>`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8" presentation:class="page"/>
          <draw:frame presentation:style-name="pr4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ebo_5f_minimal" presentation:presentation-page-layout-name="AL2T1">
        <office:forms form:automatic-focus="false" form:apply-design-mode="false"/>
        <draw:frame presentation:style-name="pr24" draw:text-style-name="P10" draw:layer="layout" svg:width="25.199cm" svg:height="2.465cm" svg:x="1.401cm" svg:y="0.837cm" presentation:class="title" presentation:user-transformed="true">
          <draw:text-box>
            <text:p text:style-name="P9"><text:span text:style-name="T6">Comparison with </text:span><text:span text:style-name="T6">other compression </text:span><text:span text:style-name="T6">progr.</text:span></text:p>
          </draw:text-box>
        </draw:frame>
        <draw:frame draw:style-name="standard" draw:layer="layout" svg:width="24.252cm" svg:height="8.699cm" svg:x="1.874cm" svg:y="5.4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34"><text:span text:style-name="T48">Program</text:span><text:span text:style-name="T48"><text:line-break/></text:span><text:span text:style-name="T48">name</text:span></text:p>
              </table:table-cell>
              <table:table-cell table:style-name="ce2" table:number-columns-spanned="2">
                <text:p text:style-name="P34">CPU Time (s)<text:line-break/><text:span text:style-name="T49"> <text:s/>Compression <text:s text:c="9"/>Decompression</text:span></text:p>
              </table:table-cell>
              <table:covered-table-cell table:style-name="ce2"/>
              <table:table-cell>
                <text:p text:style-name="P34"><text:span text:style-name="T48">Average</text:span><text:span text:style-name="T48"><text:line-break/></text:span><text:span text:style-name="T48">bit/char</text:span></text:p>
              </table:table-cell>
            </table:table-row>
            <table:table-row table:style-name="ro1" table:default-cell-style-name="ce3">
              <table:table-cell>
                <text:p text:style-name="P35">compress</text:p>
              </table:table-cell>
              <table:table-cell>
                <text:p text:style-name="P35">9.6</text:p>
              </table:table-cell>
              <table:table-cell>
                <text:p text:style-name="P35">5.2</text:p>
              </table:table-cell>
              <table:table-cell>
                <text:p text:style-name="P35">3.63</text:p>
              </table:table-cell>
            </table:table-row>
            <table:table-row table:style-name="ro1" table:default-cell-style-name="ce3">
              <table:table-cell>
                <text:p text:style-name="P35">gzip</text:p>
              </table:table-cell>
              <table:table-cell>
                <text:p text:style-name="P35">42.6</text:p>
              </table:table-cell>
              <table:table-cell>
                <text:p text:style-name="P35">4.9</text:p>
              </table:table-cell>
              <table:table-cell>
                <text:p text:style-name="P35">2.71</text:p>
              </table:table-cell>
            </table:table-row>
            <table:table-row table:style-name="ro1" table:default-cell-style-name="ce4">
              <table:table-cell>
                <text:p text:style-name="P35"><text:span text:style-name="T43">BWT + Huffman coder</text:span></text:p>
              </table:table-cell>
              <table:table-cell>
                <text:p text:style-name="P35"><text:span text:style-name="T43">51.1</text:span></text:p>
              </table:table-cell>
              <table:table-cell>
                <text:p text:style-name="P35"><text:span text:style-name="T43">9.4</text:span></text:p>
              </table:table-cell>
              <table:table-cell>
                <text:p text:style-name="P35"><text:span text:style-name="T43">2.43</text:span></text:p>
              </table:table-cell>
            </table:table-row>
            <table:table-row table:style-name="ro1" table:default-cell-style-name="ce3">
              <table:table-cell>
                <text:p text:style-name="P35">comp-2</text:p>
              </table:table-cell>
              <table:table-cell>
                <text:p text:style-name="P35">603.2</text:p>
              </table:table-cell>
              <table:table-cell>
                <text:p text:style-name="P35">614.1</text:p>
              </table:table-cell>
              <table:table-cell>
                <text:p text:style-name="P35">2.47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6" draw:text-style-name="P14" draw:layer="layout" svg:width="25.199cm" svg:height="3.323cm" svg:x="1.401cm" svg:y="15.581cm" presentation:class="outline" presentation:user-transformed="true">
          <draw:text-box>
            <text:list text:style-name="L2">
              <text:list-header>
                <text:p>BWT is widely used, e.g., in the bzip2 compressor, for its efficiency and great advantages.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9" presentation:class="page"/>
          <draw:frame presentation:style-name="pr4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ebo_5f_minimal" presentation:presentation-page-layout-name="AL2T1">
        <office:forms form:automatic-focus="false" form:apply-design-mode="false"/>
        <draw:frame presentation:style-name="pr25" draw:text-style-name="P10" draw:layer="layout" svg:width="25.199cm" svg:height="2.465cm" svg:x="1.4cm" svg:y="0.837cm" presentation:class="title" presentation:user-transformed="true">
          <draw:text-box>
            <text:p text:style-name="P9"><text:span text:style-name="T6">References</text:span></text:p>
          </draw:text-box>
        </draw:frame>
        <draw:frame presentation:style-name="pr6" draw:text-style-name="P14" draw:layer="layout" svg:width="25.199cm" svg:height="13.029cm" svg:x="1.4cm" svg:y="5.78cm" presentation:class="outline" presentation:user-transformed="true">
          <draw:text-box>
            <text:list text:style-name="L2">
              <text:list-item>
                <text:p text:style-name="P9">Burrows, Michael; Wheeler, David J. (1994), <text:a xlink:href="http://www.hpl.hp.com/techreports/Compaq-DEC/SRC-RR-124.html" xlink:type="simple">A block sorting lossless data compression algorithm</text:a>, Technical Report 124, Digital Equipment Corpora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0" presentation:class="page"/>
          <draw:frame presentation:style-name="pr4" draw:text-style-name="P28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pitch="fixed"/>
    <style:font-face style:name="DejaVu Sans Mono" svg:font-family="'DejaVu Sans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fill-image draw:name="background" xlink:href="Pictures/1000000000000556000003001AC44B9E06B12FC2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Source Han Sans CN Regular" style:font-family-asian="'Source Han Sans CN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bebo_5f_minimal-background" style:display-name="bebo_minimal-background" style:family="presentation">
      <style:graphic-properties draw:stroke="none" draw:fill="bitmap" draw:fill-image-name="background" style:repeat="stretch"/>
      <style:text-properties style:letter-kerning="true"/>
    </style:style>
    <style:style style:name="bebo_5f_minimal-backgroundobjects" style:display-name="bebo_minimal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bo_5f_minimal-notes" style:display-name="bebo_minima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ebo_5f_minimal-outline1" style:display-name="bebo_minimal-outline1" style:family="presentation">
      <style:graphic-properties draw:stroke="none" draw:fill="none" draw:auto-grow-height="false" draw:fit-to-size="shrink-to-fit">
        <text:list-style style:name="bebo_5f_minimal-outline1" style:display-name="bebo_minimal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bebo_5f_minimal-outline2" style:display-name="bebo_minimal-outline2" style:family="presentation" style:parent-style-name="bebo_5f_minimal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ebo_5f_minimal-outline3" style:display-name="bebo_minimal-outline3" style:family="presentation" style:parent-style-name="bebo_5f_minimal-outline2">
      <style:paragraph-properties fo:margin-left="0cm" fo:margin-right="0cm" fo:margin-top="0.3cm" fo:margin-bottom="0cm" fo:text-indent="0cm"/>
      <style:text-properties fo:font-size="22pt" style:font-size-asian="22pt" style:font-size-complex="22pt"/>
    </style:style>
    <style:style style:name="bebo_5f_minimal-outline4" style:display-name="bebo_minimal-outline4" style:family="presentation" style:parent-style-name="bebo_5f_minimal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ebo_5f_minimal-outline5" style:display-name="bebo_minimal-outline5" style:family="presentation" style:parent-style-name="bebo_5f_minimal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bo_5f_minimal-outline6" style:display-name="bebo_minimal-outline6" style:family="presentation" style:parent-style-name="bebo_5f_minimal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bo_5f_minimal-outline7" style:display-name="bebo_minimal-outline7" style:family="presentation" style:parent-style-name="bebo_5f_minimal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bo_5f_minimal-outline8" style:display-name="bebo_minimal-outline8" style:family="presentation" style:parent-style-name="bebo_5f_minimal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bo_5f_minimal-outline9" style:display-name="bebo_minimal-outline9" style:family="presentation" style:parent-style-name="bebo_5f_minimal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ebo_5f_minimal-subtitle" style:display-name="bebo_minimal-subtitle" style:family="presentation">
      <style:graphic-properties draw:stroke="none" draw:fill="none" draw:textarea-vertical-align="middle">
        <text:list-style style:name="bebo_5f_minimal-subtitle" style:display-name="bebo_minima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ebo_5f_minimal-title" style:display-name="bebo_minimal-title" style:family="presentation">
      <style:graphic-properties draw:stroke="none" draw:fill="none" draw:textarea-vertical-align="middle">
        <text:list-style style:name="bebo_5f_minimal-title" style:display-name="bebo_minima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bebo_5f_minimal-title">
      <style:graphic-properties draw:auto-grow-height="false" fo:min-height="3.507cm"/>
    </style:style>
    <style:style style:name="Mpr2" style:family="presentation" style:parent-style-name="bebo_5f_minimal-outline1">
      <style:graphic-properties fo:min-height="12.18cm"/>
    </style:style>
    <style:style style:name="Mpr3" style:family="presentation" style:parent-style-name="bebo_5f_minimal-backgroundobjects">
      <style:graphic-properties draw:stroke="none" draw:fill="none" draw:fill-color="#ffffff" draw:auto-grow-height="false" fo:min-height="1.449cm"/>
    </style:style>
    <style:style style:name="Mpr4" style:family="presentation" style:parent-style-name="bebo_5f_minimal-backgroundobjects">
      <style:graphic-properties draw:stroke="none" draw:fill="none" draw:fill-color="#ffffff" draw:auto-grow-height="false" fo:min-height="1.397cm"/>
    </style:style>
    <style:style style:name="Mpr5" style:family="presentation" style:parent-style-name="bebo_5f_minimal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bebo_5f_minimal" style:display-name="bebo_minimal" style:page-layout-name="PM1" draw:style-name="Mdp1">
      <draw:frame presentation:style-name="Mpr1" draw:layer="backgroundobjects" svg:width="25.199cm" svg:height="3.506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bo_5f_minimal-title" draw:layer="backgroundobjects" svg:width="13.968cm" svg:height="10.476cm" svg:x="3.81cm" svg:y="2.123cm" presentation:class="page"/>
        <draw:frame presentation:style-name="bebo_5f_minimal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06T17:17:02.024012825</meta:creation-date>
    <dc:date>2018-07-07T01:01:54.821844390</dc:date>
    <meta:editing-duration>PT4H21M59S</meta:editing-duration>
    <meta:editing-cycles>43</meta:editing-cycles>
    <meta:generator>LibreOffice/5.2.7.2$Linux_X86_64 LibreOffice_project/20$Build-2</meta:generator>
    <meta:document-statistic meta:object-count="136"/>
  </office:meta>
</office:document-meta>
</file>